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995cm" table:align="left"/>
    </style:style>
    <style:style style:name="Table9.A" style:family="table-column">
      <style:table-column-properties style:column-width="2.706cm"/>
    </style:style>
    <style:style style:name="Table9.B" style:family="table-column">
      <style:table-column-properties style:column-width="3.697cm"/>
    </style:style>
    <style:style style:name="Table9.C" style:family="table-column">
      <style:table-column-properties style:column-width="11.5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9" style:family="table">
      <style:table-properties style:width="18.002cm" table:align="margins"/>
    </style:style>
    <style:style style:name="Table19.A" style:family="table-column">
      <style:table-column-properties style:column-width="3.097cm" style:rel-column-width="11275*"/>
    </style:style>
    <style:style style:name="Table19.B" style:family="table-column">
      <style:table-column-properties style:column-width="4.001cm" style:rel-column-width="14563*"/>
    </style:style>
    <style:style style:name="Table19.C" style:family="table-column">
      <style:table-column-properties style:column-width="10.904cm" style:rel-column-width="39697*"/>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4cf3f4"/>
    </style:style>
    <style:style style:name="P5" style:family="paragraph" style:parent-style-name="Standard">
      <style:text-properties officeooo:rsid="005e3ddb" officeooo:paragraph-rsid="005cbe0f"/>
    </style:style>
    <style:style style:name="P6" style:family="paragraph" style:parent-style-name="Standard">
      <style:text-properties officeooo:rsid="00ccd19a" officeooo:paragraph-rsid="005cbe0f"/>
    </style:style>
    <style:style style:name="P7" style:family="paragraph" style:parent-style-name="Standard">
      <style:text-properties officeooo:paragraph-rsid="000eb4fc"/>
    </style:style>
    <style:style style:name="P8" style:family="paragraph" style:parent-style-name="Table_20_Contents">
      <style:text-properties officeooo:paragraph-rsid="000eb4fc"/>
    </style:style>
    <style:style style:name="P9" style:family="paragraph" style:parent-style-name="Table_20_Contents">
      <style:text-properties officeooo:rsid="000f5486" officeooo:paragraph-rsid="000f5486"/>
    </style:style>
    <style:style style:name="P10" style:family="paragraph" style:parent-style-name="Table_20_Contents">
      <style:text-properties officeooo:rsid="001d7ebb" officeooo:paragraph-rsid="001d7ebb"/>
    </style:style>
    <style:style style:name="P11" style:family="paragraph" style:parent-style-name="Table_20_Contents">
      <style:text-properties officeooo:rsid="001dff58" officeooo:paragraph-rsid="001dff58"/>
    </style:style>
    <style:style style:name="P12" style:family="paragraph" style:parent-style-name="Table_20_Contents">
      <style:text-properties officeooo:rsid="001f7ab1" officeooo:paragraph-rsid="001f7ab1"/>
    </style:style>
    <style:style style:name="P13" style:family="paragraph" style:parent-style-name="Table_20_Contents">
      <style:text-properties officeooo:rsid="002078b7" officeooo:paragraph-rsid="002078b7"/>
    </style:style>
    <style:style style:name="P14" style:family="paragraph" style:parent-style-name="Table_20_Contents">
      <style:text-properties officeooo:paragraph-rsid="001d7ebb"/>
    </style:style>
    <style:style style:name="P15" style:family="paragraph" style:parent-style-name="Table_20_Contents">
      <style:text-properties officeooo:rsid="0023761a" officeooo:paragraph-rsid="0023761a"/>
    </style:style>
    <style:style style:name="P16" style:family="paragraph" style:parent-style-name="Table_20_Contents">
      <style:text-properties officeooo:rsid="0023d461" officeooo:paragraph-rsid="00264292"/>
    </style:style>
    <style:style style:name="P17" style:family="paragraph" style:parent-style-name="Table_20_Contents">
      <style:text-properties officeooo:rsid="00258a1d" officeooo:paragraph-rsid="00264292"/>
    </style:style>
    <style:style style:name="P18" style:family="paragraph" style:parent-style-name="Table_20_Contents">
      <style:text-properties officeooo:rsid="00292b7f" officeooo:paragraph-rsid="00292b7f"/>
    </style:style>
    <style:style style:name="P19" style:family="paragraph" style:parent-style-name="Table_20_Contents">
      <style:text-properties officeooo:rsid="002af11b" officeooo:paragraph-rsid="002af11b"/>
    </style:style>
    <style:style style:name="P20" style:family="paragraph" style:parent-style-name="Table_20_Contents">
      <style:text-properties officeooo:rsid="002b8e7c" officeooo:paragraph-rsid="002b8e7c"/>
    </style:style>
    <style:style style:name="P21" style:family="paragraph" style:parent-style-name="Table_20_Contents">
      <style:text-properties officeooo:rsid="002d6143" officeooo:paragraph-rsid="002d6143"/>
    </style:style>
    <style:style style:name="P22" style:family="paragraph" style:parent-style-name="Table_20_Contents">
      <style:text-properties officeooo:rsid="002eedb8" officeooo:paragraph-rsid="002eedb8"/>
    </style:style>
    <style:style style:name="P23" style:family="paragraph" style:parent-style-name="Table_20_Contents">
      <style:text-properties officeooo:rsid="00335be9" officeooo:paragraph-rsid="00335be9"/>
    </style:style>
    <style:style style:name="P24" style:family="paragraph" style:parent-style-name="Table_20_Contents">
      <style:text-properties officeooo:rsid="00343971" officeooo:paragraph-rsid="00343971"/>
    </style:style>
    <style:style style:name="P25" style:family="paragraph" style:parent-style-name="Table_20_Contents">
      <style:text-properties officeooo:rsid="00355b3e" officeooo:paragraph-rsid="00355b3e"/>
    </style:style>
    <style:style style:name="P26" style:family="paragraph" style:parent-style-name="Table_20_Contents">
      <style:text-properties officeooo:paragraph-rsid="001dff58"/>
    </style:style>
    <style:style style:name="P27" style:family="paragraph" style:parent-style-name="Table_20_Contents">
      <style:text-properties officeooo:rsid="0062cfae" officeooo:paragraph-rsid="0062cfae"/>
    </style:style>
    <style:style style:name="P28" style:family="paragraph" style:parent-style-name="Table_20_Contents">
      <style:text-properties officeooo:rsid="00d342b2" officeooo:paragraph-rsid="00487397"/>
    </style:style>
    <style:style style:name="P29" style:family="paragraph" style:parent-style-name="Table_20_Contents">
      <style:text-properties officeooo:rsid="00c5779c" officeooo:paragraph-rsid="00487397"/>
    </style:style>
    <style:style style:name="P30" style:family="paragraph" style:parent-style-name="Table_20_Contents">
      <style:text-properties officeooo:rsid="00c5779c" officeooo:paragraph-rsid="004d9b97"/>
    </style:style>
    <style:style style:name="P31" style:family="paragraph" style:parent-style-name="Table_20_Contents">
      <style:text-properties officeooo:paragraph-rsid="00487397"/>
    </style:style>
    <style:style style:name="P32" style:family="paragraph" style:parent-style-name="Table_20_Contents">
      <style:text-properties officeooo:paragraph-rsid="004cf3f4"/>
    </style:style>
    <style:style style:name="P33" style:family="paragraph" style:parent-style-name="Table_20_Contents">
      <style:text-properties officeooo:rsid="004cf3f4" officeooo:paragraph-rsid="004cf3f4"/>
    </style:style>
    <style:style style:name="P34" style:family="paragraph" style:parent-style-name="Table_20_Contents">
      <style:text-properties officeooo:rsid="004d9b97" officeooo:paragraph-rsid="004d9b97"/>
    </style:style>
    <style:style style:name="P35" style:family="paragraph" style:parent-style-name="Table_20_Contents">
      <style:text-properties officeooo:rsid="0069307b" officeooo:paragraph-rsid="004db168"/>
    </style:style>
    <style:style style:name="P36" style:family="paragraph" style:parent-style-name="Table_20_Contents">
      <style:text-properties officeooo:rsid="0069307b" officeooo:paragraph-rsid="004ea95b"/>
    </style:style>
    <style:style style:name="P37" style:family="paragraph" style:parent-style-name="Table_20_Contents">
      <style:text-properties officeooo:rsid="0069307b" officeooo:paragraph-rsid="005cbe0f"/>
    </style:style>
    <style:style style:name="P38" style:family="paragraph" style:parent-style-name="Table_20_Contents">
      <style:text-properties officeooo:rsid="0069307b" officeooo:paragraph-rsid="00641b40"/>
    </style:style>
    <style:style style:name="P39" style:family="paragraph" style:parent-style-name="Table_20_Contents">
      <style:text-properties officeooo:rsid="008113ae" officeooo:paragraph-rsid="004db168"/>
    </style:style>
    <style:style style:name="P40" style:family="paragraph" style:parent-style-name="Table_20_Contents">
      <style:text-properties officeooo:rsid="00c6cb0b" officeooo:paragraph-rsid="004db168"/>
    </style:style>
    <style:style style:name="P41" style:family="paragraph" style:parent-style-name="Table_20_Contents">
      <style:text-properties officeooo:rsid="00c7fe4b" officeooo:paragraph-rsid="004db168"/>
    </style:style>
    <style:style style:name="P42" style:family="paragraph" style:parent-style-name="Table_20_Contents">
      <style:text-properties officeooo:rsid="008478c5" officeooo:paragraph-rsid="004db168"/>
    </style:style>
    <style:style style:name="P43" style:family="paragraph" style:parent-style-name="Table_20_Contents">
      <style:text-properties officeooo:rsid="008478c5" officeooo:paragraph-rsid="0085e93b"/>
    </style:style>
    <style:style style:name="P44" style:family="paragraph" style:parent-style-name="Table_20_Contents">
      <style:text-properties officeooo:paragraph-rsid="004db168"/>
    </style:style>
    <style:style style:name="P45" style:family="paragraph" style:parent-style-name="Table_20_Contents">
      <style:text-properties officeooo:rsid="005e3ddb" officeooo:paragraph-rsid="004ea95b"/>
    </style:style>
    <style:style style:name="P46" style:family="paragraph" style:parent-style-name="Table_20_Contents">
      <style:text-properties officeooo:rsid="005e3ddb" officeooo:paragraph-rsid="00641b40"/>
    </style:style>
    <style:style style:name="P47" style:family="paragraph" style:parent-style-name="Table_20_Contents">
      <style:text-properties officeooo:rsid="00660679" officeooo:paragraph-rsid="004ea95b"/>
    </style:style>
    <style:style style:name="P48" style:family="paragraph" style:parent-style-name="Table_20_Contents">
      <style:text-properties officeooo:rsid="00660679" officeooo:paragraph-rsid="00641b40"/>
    </style:style>
    <style:style style:name="P49" style:family="paragraph" style:parent-style-name="Table_20_Contents">
      <style:text-properties officeooo:paragraph-rsid="004ea95b"/>
    </style:style>
    <style:style style:name="P50" style:family="paragraph" style:parent-style-name="Table_20_Contents">
      <style:text-properties officeooo:rsid="004ea95b" officeooo:paragraph-rsid="004ea95b"/>
    </style:style>
    <style:style style:name="P51" style:family="paragraph" style:parent-style-name="Table_20_Contents">
      <style:text-properties officeooo:rsid="004ea95b" officeooo:paragraph-rsid="00641b40"/>
    </style:style>
    <style:style style:name="P52" style:family="paragraph" style:parent-style-name="Table_20_Contents">
      <style:text-properties officeooo:rsid="0051ccc3" officeooo:paragraph-rsid="0051ccc3"/>
    </style:style>
    <style:style style:name="P53" style:family="paragraph" style:parent-style-name="Table_20_Contents">
      <style:text-properties officeooo:rsid="0051ccc3" officeooo:paragraph-rsid="0066ed3d"/>
    </style:style>
    <style:style style:name="P54" style:family="paragraph" style:parent-style-name="Table_20_Contents">
      <style:text-properties officeooo:rsid="00689d40" officeooo:paragraph-rsid="005cbe0f"/>
    </style:style>
    <style:style style:name="P55" style:family="paragraph" style:parent-style-name="Table_20_Contents">
      <style:text-properties officeooo:rsid="00689d40" officeooo:paragraph-rsid="005d059e"/>
    </style:style>
    <style:style style:name="P56" style:family="paragraph" style:parent-style-name="Table_20_Contents">
      <style:text-properties officeooo:rsid="00698483" officeooo:paragraph-rsid="005cbe0f"/>
    </style:style>
    <style:style style:name="P57" style:family="paragraph" style:parent-style-name="Table_20_Contents">
      <style:text-properties officeooo:rsid="006bd8a4" officeooo:paragraph-rsid="005cbe0f"/>
    </style:style>
    <style:style style:name="P58" style:family="paragraph" style:parent-style-name="Table_20_Contents">
      <style:text-properties officeooo:rsid="0070c5ef" officeooo:paragraph-rsid="005cbe0f"/>
    </style:style>
    <style:style style:name="P59" style:family="paragraph" style:parent-style-name="Table_20_Contents">
      <style:text-properties officeooo:rsid="0070c5ef" officeooo:paragraph-rsid="005d059e"/>
    </style:style>
    <style:style style:name="P60" style:family="paragraph" style:parent-style-name="Table_20_Contents">
      <style:text-properties officeooo:rsid="0070c5ef" officeooo:paragraph-rsid="008fca8a"/>
    </style:style>
    <style:style style:name="P61" style:family="paragraph" style:parent-style-name="Table_20_Contents">
      <style:text-properties officeooo:rsid="01337385" officeooo:paragraph-rsid="005cbe0f"/>
    </style:style>
    <style:style style:name="P62" style:family="paragraph" style:parent-style-name="Table_20_Contents">
      <style:text-properties officeooo:rsid="006daa07" officeooo:paragraph-rsid="005cbe0f"/>
    </style:style>
    <style:style style:name="P63" style:family="paragraph" style:parent-style-name="Table_20_Contents">
      <style:text-properties officeooo:rsid="0075606b" officeooo:paragraph-rsid="005cbe0f"/>
    </style:style>
    <style:style style:name="P64" style:family="paragraph" style:parent-style-name="Table_20_Contents">
      <style:text-properties officeooo:rsid="0075606b" officeooo:paragraph-rsid="0062e83d"/>
    </style:style>
    <style:style style:name="P65" style:family="paragraph" style:parent-style-name="Table_20_Contents">
      <style:text-properties officeooo:rsid="007720f9" officeooo:paragraph-rsid="005cbe0f"/>
    </style:style>
    <style:style style:name="P66" style:family="paragraph" style:parent-style-name="Table_20_Contents">
      <style:text-properties officeooo:rsid="0073bccb" officeooo:paragraph-rsid="005cbe0f"/>
    </style:style>
    <style:style style:name="P67" style:family="paragraph" style:parent-style-name="Table_20_Contents">
      <style:text-properties officeooo:rsid="0078e5fd" officeooo:paragraph-rsid="005cbe0f"/>
    </style:style>
    <style:style style:name="P68" style:family="paragraph" style:parent-style-name="Table_20_Contents">
      <style:text-properties officeooo:rsid="005d059e" officeooo:paragraph-rsid="005d059e"/>
    </style:style>
    <style:style style:name="P69" style:family="paragraph" style:parent-style-name="Table_20_Contents">
      <style:text-properties officeooo:rsid="005d771d" officeooo:paragraph-rsid="005d771d"/>
    </style:style>
    <style:style style:name="P70" style:family="paragraph" style:parent-style-name="Table_20_Contents">
      <style:text-properties officeooo:rsid="006142ad" officeooo:paragraph-rsid="006142ad"/>
    </style:style>
    <style:style style:name="P71" style:family="paragraph" style:parent-style-name="Table_20_Contents">
      <style:text-properties officeooo:rsid="0061d0bb" officeooo:paragraph-rsid="0061d0bb"/>
    </style:style>
    <style:style style:name="P72" style:family="paragraph" style:parent-style-name="Table_20_Contents">
      <style:text-properties officeooo:rsid="0062e83d" officeooo:paragraph-rsid="0062e83d"/>
    </style:style>
    <style:style style:name="P73" style:family="paragraph" style:parent-style-name="Table_20_Contents">
      <style:text-properties officeooo:paragraph-rsid="00641b40"/>
    </style:style>
    <style:style style:name="P74" style:family="paragraph" style:parent-style-name="Table_20_Contents">
      <style:text-properties officeooo:rsid="006dda37" officeooo:paragraph-rsid="007514eb"/>
    </style:style>
    <style:style style:name="P75" style:family="paragraph" style:parent-style-name="Table_20_Contents">
      <style:text-properties officeooo:rsid="006dda37" officeooo:paragraph-rsid="006dda37"/>
    </style:style>
    <style:style style:name="P76" style:family="paragraph" style:parent-style-name="Table_20_Contents">
      <style:text-properties officeooo:rsid="005a9c55" officeooo:paragraph-rsid="005a9c55"/>
    </style:style>
    <style:style style:name="P77" style:family="paragraph" style:parent-style-name="Table_20_Contents">
      <style:text-properties officeooo:rsid="007514eb" officeooo:paragraph-rsid="006dda37"/>
    </style:style>
    <style:style style:name="P78" style:family="paragraph" style:parent-style-name="Table_20_Contents">
      <style:text-properties officeooo:rsid="008fca8a" officeooo:paragraph-rsid="008fca8a"/>
    </style:style>
    <style:style style:name="P79" style:family="paragraph" style:parent-style-name="Table_20_Contents">
      <style:text-properties officeooo:rsid="00911e5c" officeooo:paragraph-rsid="00911e5c"/>
    </style:style>
    <style:style style:name="P80" style:family="paragraph" style:parent-style-name="Table_20_Contents">
      <style:text-properties officeooo:rsid="0092cdba" officeooo:paragraph-rsid="0092cdba"/>
    </style:style>
    <style:style style:name="P81" style:family="paragraph" style:parent-style-name="Table_20_Contents">
      <style:text-properties officeooo:rsid="015b8822" officeooo:paragraph-rsid="02181a35"/>
    </style:style>
    <style:style style:name="P82" style:family="paragraph" style:parent-style-name="Table_20_Contents">
      <style:text-properties officeooo:rsid="015d5ae7" officeooo:paragraph-rsid="02181a35"/>
    </style:style>
    <style:style style:name="P83" style:family="paragraph" style:parent-style-name="Table_20_Contents">
      <style:text-properties officeooo:rsid="01a440d8" officeooo:paragraph-rsid="02181a35"/>
    </style:style>
    <style:style style:name="P84" style:family="paragraph" style:parent-style-name="Table_20_Contents">
      <style:text-properties officeooo:rsid="009cc38d" officeooo:paragraph-rsid="009cc38d"/>
    </style:style>
    <style:style style:name="P85" style:family="paragraph" style:parent-style-name="Text_20_body">
      <style:text-properties officeooo:rsid="001163f1" officeooo:paragraph-rsid="001163f1"/>
    </style:style>
    <style:style style:name="P86" style:family="paragraph" style:parent-style-name="Text_20_body">
      <style:text-properties officeooo:rsid="0018ee95" officeooo:paragraph-rsid="0018ee95"/>
    </style:style>
    <style:style style:name="P87" style:family="paragraph" style:parent-style-name="Text_20_body">
      <style:text-properties officeooo:rsid="0018ee95" officeooo:paragraph-rsid="004093ba"/>
    </style:style>
    <style:style style:name="P88" style:family="paragraph" style:parent-style-name="Text_20_body">
      <style:text-properties fo:font-weight="bold" officeooo:rsid="00660679" officeooo:paragraph-rsid="004ea95b" style:font-weight-asian="bold" style:font-weight-complex="bold"/>
    </style:style>
    <style:style style:name="P89" style:family="paragraph" style:parent-style-name="Text_20_body">
      <style:text-properties fo:font-weight="bold" officeooo:rsid="00660679" officeooo:paragraph-rsid="005cbe0f" style:font-weight-asian="bold" style:font-weight-complex="bold"/>
    </style:style>
    <style:style style:name="P90" style:family="paragraph" style:parent-style-name="Text_20_body">
      <style:text-properties fo:font-weight="bold" officeooo:rsid="00660679" officeooo:paragraph-rsid="00641b40" style:font-weight-asian="bold" style:font-weight-complex="bold"/>
    </style:style>
    <style:style style:name="P91" style:family="paragraph" style:parent-style-name="Text_20_body">
      <style:text-properties officeooo:rsid="00186852" officeooo:paragraph-rsid="001a7002"/>
    </style:style>
    <style:style style:name="P92" style:family="paragraph" style:parent-style-name="Text_20_body">
      <style:text-properties officeooo:rsid="0036bffa" officeooo:paragraph-rsid="00426f2d"/>
    </style:style>
    <style:style style:name="P93" style:family="paragraph" style:parent-style-name="Text_20_body">
      <style:text-properties officeooo:rsid="0038583e" officeooo:paragraph-rsid="00426f2d"/>
    </style:style>
    <style:style style:name="P94" style:family="paragraph" style:parent-style-name="Text_20_body">
      <style:text-properties officeooo:rsid="005e3ddb" officeooo:paragraph-rsid="00426f2d"/>
    </style:style>
    <style:style style:name="P95" style:family="paragraph" style:parent-style-name="Text_20_body">
      <style:text-properties officeooo:rsid="005e3ddb" officeooo:paragraph-rsid="004ea95b"/>
    </style:style>
    <style:style style:name="P96" style:family="paragraph" style:parent-style-name="Text_20_body">
      <style:text-properties officeooo:rsid="005e3ddb" officeooo:paragraph-rsid="00641b40"/>
    </style:style>
    <style:style style:name="P97"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98" style:family="paragraph" style:parent-style-name="Text_20_body">
      <style:text-properties officeooo:rsid="00660679" officeooo:paragraph-rsid="00660679"/>
    </style:style>
    <style:style style:name="P99" style:family="paragraph" style:parent-style-name="Text_20_body">
      <style:text-properties officeooo:rsid="00660679" officeooo:paragraph-rsid="004ea95b"/>
    </style:style>
    <style:style style:name="P100" style:family="paragraph" style:parent-style-name="Text_20_body">
      <style:text-properties officeooo:rsid="00660679" officeooo:paragraph-rsid="00641b40"/>
    </style:style>
    <style:style style:name="P101" style:family="paragraph" style:parent-style-name="Text_20_body">
      <style:text-properties officeooo:rsid="00660679" officeooo:paragraph-rsid="008344e3"/>
    </style:style>
    <style:style style:name="P102" style:family="paragraph" style:parent-style-name="Text_20_body">
      <style:text-properties officeooo:rsid="0062cfae" officeooo:paragraph-rsid="0062cfae"/>
    </style:style>
    <style:style style:name="P103" style:family="paragraph" style:parent-style-name="Text_20_body">
      <style:text-properties officeooo:rsid="0062cfae" officeooo:paragraph-rsid="005c62cc"/>
    </style:style>
    <style:style style:name="P104" style:family="paragraph" style:parent-style-name="Text_20_body">
      <style:text-properties officeooo:rsid="00c196c8" officeooo:paragraph-rsid="00487397"/>
    </style:style>
    <style:style style:name="P105" style:family="paragraph" style:parent-style-name="Text_20_body">
      <style:text-properties officeooo:paragraph-rsid="004cf3f4"/>
    </style:style>
    <style:style style:name="P106" style:family="paragraph" style:parent-style-name="Text_20_body">
      <style:text-properties officeooo:paragraph-rsid="004db168"/>
    </style:style>
    <style:style style:name="P107" style:family="paragraph" style:parent-style-name="Text_20_body">
      <style:text-properties officeooo:rsid="00503959" officeooo:paragraph-rsid="00503959"/>
    </style:style>
    <style:style style:name="P108" style:family="paragraph" style:parent-style-name="Text_20_body">
      <style:text-properties officeooo:rsid="00503959" officeooo:paragraph-rsid="00641b40"/>
    </style:style>
    <style:style style:name="P109"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10" style:family="paragraph" style:parent-style-name="Text_20_body">
      <style:text-properties officeooo:rsid="005a3298" officeooo:paragraph-rsid="005a3298"/>
    </style:style>
    <style:style style:name="P111" style:family="paragraph" style:parent-style-name="Text_20_body">
      <style:text-properties officeooo:rsid="0079ed5b" officeooo:paragraph-rsid="005c62cc"/>
    </style:style>
    <style:style style:name="P112" style:family="paragraph" style:parent-style-name="Text_20_body">
      <style:text-properties officeooo:rsid="00641d0d" officeooo:paragraph-rsid="005c62cc"/>
    </style:style>
    <style:style style:name="P113" style:family="paragraph" style:parent-style-name="Text_20_body">
      <style:text-properties officeooo:rsid="00698483" officeooo:paragraph-rsid="005cbe0f"/>
    </style:style>
    <style:style style:name="P114" style:family="paragraph" style:parent-style-name="Text_20_body">
      <style:text-properties officeooo:rsid="0043bf26" officeooo:paragraph-rsid="0043bf26"/>
    </style:style>
    <style:style style:name="P115" style:family="paragraph" style:parent-style-name="Text_20_body">
      <style:text-properties officeooo:rsid="0084b6c5" officeooo:paragraph-rsid="0084b6c5"/>
    </style:style>
    <style:style style:name="P116" style:family="paragraph" style:parent-style-name="Text_20_body">
      <style:text-properties officeooo:rsid="008521f2" officeooo:paragraph-rsid="008521f2"/>
    </style:style>
    <style:style style:name="P117" style:family="paragraph" style:parent-style-name="Text_20_body">
      <style:text-properties officeooo:rsid="0073b7de" officeooo:paragraph-rsid="008344e3"/>
    </style:style>
    <style:style style:name="P118" style:family="paragraph" style:parent-style-name="Text_20_body">
      <style:text-properties officeooo:rsid="0090ecb2" officeooo:paragraph-rsid="0068e5fa"/>
    </style:style>
    <style:style style:name="P119" style:family="paragraph" style:parent-style-name="Text_20_body">
      <style:text-properties officeooo:rsid="009682d0" officeooo:paragraph-rsid="009682d0"/>
    </style:style>
    <style:style style:name="P120" style:family="paragraph" style:parent-style-name="Table_20_Heading">
      <style:text-properties officeooo:rsid="001d7ebb" officeooo:paragraph-rsid="001d7ebb"/>
    </style:style>
    <style:style style:name="P121" style:family="paragraph" style:parent-style-name="Table_20_Heading">
      <style:text-properties officeooo:rsid="00258a1d" officeooo:paragraph-rsid="00258a1d"/>
    </style:style>
    <style:style style:name="P122" style:family="paragraph" style:parent-style-name="Table_20_Heading">
      <style:text-properties fo:font-weight="bold" officeooo:rsid="00c38a18" officeooo:paragraph-rsid="00487397" style:font-weight-asian="bold" style:font-weight-complex="bold"/>
    </style:style>
    <style:style style:name="P123" style:family="paragraph" style:parent-style-name="Table_20_Heading">
      <style:text-properties fo:font-weight="bold" officeooo:rsid="00c38a18" officeooo:paragraph-rsid="004cf3f4" style:font-weight-asian="bold" style:font-weight-complex="bold"/>
    </style:style>
    <style:style style:name="P124" style:family="paragraph" style:parent-style-name="Table_20_Heading">
      <style:text-properties fo:font-weight="bold" officeooo:rsid="00c21cdc" officeooo:paragraph-rsid="004ea95b" style:font-weight-asian="bold" style:font-weight-complex="bold"/>
    </style:style>
    <style:style style:name="P125" style:family="paragraph" style:parent-style-name="Table_20_Heading">
      <style:text-properties fo:font-weight="bold" officeooo:rsid="00c21cdc" officeooo:paragraph-rsid="00641b40" style:font-weight-asian="bold" style:font-weight-complex="bold"/>
    </style:style>
    <style:style style:name="P126" style:family="paragraph" style:parent-style-name="Table_20_Heading">
      <style:text-properties fo:font-weight="bold" officeooo:rsid="00976289" officeooo:paragraph-rsid="00976289" style:font-weight-asian="bold" style:font-weight-complex="bold"/>
    </style:style>
    <style:style style:name="P127" style:family="paragraph" style:parent-style-name="Table_20_Heading">
      <style:text-properties officeooo:paragraph-rsid="00487397"/>
    </style:style>
    <style:style style:name="P128" style:family="paragraph" style:parent-style-name="Table_20_Heading">
      <style:text-properties officeooo:paragraph-rsid="004cf3f4"/>
    </style:style>
    <style:style style:name="P129" style:family="paragraph" style:parent-style-name="Table_20_Heading">
      <style:text-properties officeooo:paragraph-rsid="004db168"/>
    </style:style>
    <style:style style:name="P130" style:family="paragraph" style:parent-style-name="Table_20_Heading">
      <style:text-properties officeooo:paragraph-rsid="004ea95b"/>
    </style:style>
    <style:style style:name="P131" style:family="paragraph" style:parent-style-name="Table_20_Heading">
      <style:text-properties officeooo:paragraph-rsid="005cbe0f"/>
    </style:style>
    <style:style style:name="P132" style:family="paragraph" style:parent-style-name="Table_20_Heading">
      <style:text-properties officeooo:paragraph-rsid="005d059e"/>
    </style:style>
    <style:style style:name="P133" style:family="paragraph" style:parent-style-name="Table_20_Heading">
      <style:text-properties officeooo:rsid="005d771d" officeooo:paragraph-rsid="005d771d"/>
    </style:style>
    <style:style style:name="P134" style:family="paragraph" style:parent-style-name="Table_20_Heading">
      <style:text-properties officeooo:paragraph-rsid="00641b40"/>
    </style:style>
    <style:style style:name="P135" style:family="paragraph" style:parent-style-name="Table_20_Heading">
      <style:text-properties officeooo:paragraph-rsid="02181a35"/>
    </style:style>
    <style:style style:name="P136" style:family="paragraph" style:parent-style-name="Contents_20_1">
      <style:paragraph-properties>
        <style:tab-stops>
          <style:tab-stop style:position="18.002cm" style:type="right" style:leader-style="dotted" style:leader-text="."/>
        </style:tab-stops>
      </style:paragraph-properties>
    </style:style>
    <style:style style:name="P137" style:family="paragraph" style:parent-style-name="Contents_20_2">
      <style:paragraph-properties>
        <style:tab-stops>
          <style:tab-stop style:position="17.503cm" style:type="right" style:leader-style="dotted" style:leader-text="."/>
        </style:tab-stops>
      </style:paragraph-properties>
    </style:style>
    <style:style style:name="P138" style:family="paragraph" style:parent-style-name="Contents_20_1">
      <style:paragraph-properties>
        <style:tab-stops>
          <style:tab-stop style:position="18.002cm" style:type="right" style:leader-style="dotted" style:leader-text="."/>
        </style:tab-stops>
      </style:paragraph-properties>
    </style:style>
    <style:style style:name="P139" style:family="paragraph" style:parent-style-name="Contents_20_2">
      <style:paragraph-properties>
        <style:tab-stops>
          <style:tab-stop style:position="17.503cm" style:type="right" style:leader-style="dotted" style:leader-text="."/>
        </style:tab-stops>
      </style:paragraph-properties>
    </style:style>
    <style:style style:name="P140" style:family="paragraph" style:parent-style-name="Heading_20_1">
      <style:text-properties officeooo:rsid="00426f2d" officeooo:paragraph-rsid="00426f2d"/>
    </style:style>
    <style:style style:name="P141"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42" style:family="paragraph" style:parent-style-name="Heading_20_1">
      <style:text-properties officeooo:paragraph-rsid="004db168"/>
    </style:style>
    <style:style style:name="P143" style:family="paragraph" style:parent-style-name="Heading_20_2">
      <style:text-properties officeooo:rsid="00641d0d" officeooo:paragraph-rsid="005c62cc"/>
    </style:style>
    <style:style style:name="P144" style:family="paragraph" style:parent-style-name="Heading_20_2">
      <style:text-properties officeooo:paragraph-rsid="00565c61"/>
    </style:style>
    <style:style style:name="P145" style:family="paragraph" style:parent-style-name="Heading_20_2">
      <style:text-properties officeooo:paragraph-rsid="004227e7"/>
    </style:style>
    <style:style style:name="P146" style:family="paragraph" style:parent-style-name="Heading_20_2">
      <style:text-properties officeooo:paragraph-rsid="004ea95b"/>
    </style:style>
    <style:style style:name="P147" style:family="paragraph" style:parent-style-name="Heading_20_2">
      <style:text-properties officeooo:paragraph-rsid="00641b40"/>
    </style:style>
    <style:style style:name="P148" style:family="paragraph" style:parent-style-name="Heading_20_4">
      <style:text-properties officeooo:paragraph-rsid="005d059e"/>
    </style:style>
    <style:style style:name="P149" style:family="paragraph" style:parent-style-name="Table_20_Contents">
      <style:text-properties officeooo:rsid="0069307b" officeooo:paragraph-rsid="005cbe0f"/>
    </style:style>
    <style:style style:name="P150" style:family="paragraph" style:parent-style-name="Table_20_Contents">
      <style:text-properties officeooo:rsid="005d771d" officeooo:paragraph-rsid="005d771d"/>
    </style:style>
    <style:style style:name="P151" style:family="paragraph" style:parent-style-name="Table_20_Contents">
      <style:text-properties officeooo:rsid="006bd8a4" officeooo:paragraph-rsid="005cbe0f"/>
    </style:style>
    <style:style style:name="P152" style:family="paragraph" style:parent-style-name="Table_20_Contents">
      <style:text-properties officeooo:rsid="009e9cf1" officeooo:paragraph-rsid="009e9cf1"/>
    </style:style>
    <style:style style:name="P153" style:family="paragraph" style:parent-style-name="Table_20_Contents">
      <style:text-properties officeooo:rsid="0070c5ef" officeooo:paragraph-rsid="005cbe0f"/>
    </style:style>
    <style:style style:name="P154" style:family="paragraph" style:parent-style-name="Table_20_Contents">
      <style:text-properties officeooo:rsid="0070c5ef" officeooo:paragraph-rsid="009e9cf1"/>
    </style:style>
    <style:style style:name="P155" style:family="paragraph" style:parent-style-name="Table_20_Contents">
      <style:text-properties officeooo:rsid="00795d5d" officeooo:paragraph-rsid="00795d5d"/>
    </style:style>
    <style:style style:name="P156" style:family="paragraph" style:parent-style-name="Table_20_Contents">
      <style:text-properties officeooo:paragraph-rsid="00795d5d"/>
    </style:style>
    <style:style style:name="P157" style:family="paragraph" style:parent-style-name="Table_20_Contents">
      <style:text-properties officeooo:rsid="01337385" officeooo:paragraph-rsid="005cbe0f"/>
    </style:style>
    <style:style style:name="P158" style:family="paragraph" style:parent-style-name="Table_20_Contents">
      <style:text-properties officeooo:paragraph-rsid="005cbe0f"/>
    </style:style>
    <style:style style:name="P159" style:family="paragraph" style:parent-style-name="Table_20_Contents">
      <style:text-properties officeooo:rsid="00a50081" officeooo:paragraph-rsid="00a50081"/>
    </style:style>
    <style:style style:name="P160" style:family="paragraph" style:parent-style-name="Table_20_Contents">
      <style:text-properties officeooo:rsid="00a8553f" officeooo:paragraph-rsid="00a8553f"/>
    </style:style>
    <style:style style:name="P161" style:family="paragraph" style:parent-style-name="Text_20_body" style:list-style-name="L1">
      <style:text-properties officeooo:rsid="0084b6c5" officeooo:paragraph-rsid="0084b6c5"/>
    </style:style>
    <style:style style:name="P162" style:family="paragraph" style:parent-style-name="Text_20_body" style:list-style-name="L2">
      <style:text-properties officeooo:rsid="00274a39" officeooo:paragraph-rsid="00274a39"/>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6.1000003814697pt" fo:font-weight="bold" officeooo:rsid="004ea95b" style:font-name-asian="Noto Sans CJK SC" style:font-size-asian="16.1000003814697pt" style:font-weight-asian="bold" style:font-name-complex="Lohit Devanagari" style:font-size-complex="16.1000003814697pt" style:font-weight-complex="bold"/>
    </style:style>
    <style:style style:name="T12" style:family="text">
      <style:text-properties officeooo:rsid="001a7002"/>
    </style:style>
    <style:style style:name="T13" style:family="text">
      <style:text-properties officeooo:rsid="001d7ebb"/>
    </style:style>
    <style:style style:name="T14" style:family="text">
      <style:text-properties officeooo:rsid="001dff58"/>
    </style:style>
    <style:style style:name="T15" style:family="text">
      <style:text-properties officeooo:rsid="00287673"/>
    </style:style>
    <style:style style:name="T16" style:family="text">
      <style:text-properties officeooo:rsid="002ab7de"/>
    </style:style>
    <style:style style:name="T17" style:family="text">
      <style:text-properties officeooo:rsid="00305692"/>
    </style:style>
    <style:style style:name="T18" style:family="text">
      <style:text-properties officeooo:rsid="0031114a"/>
    </style:style>
    <style:style style:name="T19" style:family="text">
      <style:text-properties officeooo:rsid="003167de"/>
    </style:style>
    <style:style style:name="T20" style:family="text">
      <style:text-properties officeooo:rsid="0034bcff"/>
    </style:style>
    <style:style style:name="T21" style:family="text">
      <style:text-properties officeooo:rsid="0035dc93"/>
    </style:style>
    <style:style style:name="T22" style:family="text">
      <style:text-properties officeooo:rsid="003767fc"/>
    </style:style>
    <style:style style:name="T23" style:family="text">
      <style:text-properties officeooo:rsid="00391cf8"/>
    </style:style>
    <style:style style:name="T24" style:family="text">
      <style:text-properties officeooo:rsid="003a3d00"/>
    </style:style>
    <style:style style:name="T25" style:family="text">
      <style:text-properties officeooo:rsid="003c12b0"/>
    </style:style>
    <style:style style:name="T26" style:family="text">
      <style:text-properties officeooo:rsid="004093ba"/>
    </style:style>
    <style:style style:name="T27" style:family="text">
      <style:text-properties officeooo:rsid="0038583e"/>
    </style:style>
    <style:style style:name="T28" style:family="text">
      <style:text-properties officeooo:rsid="00bfeca7"/>
    </style:style>
    <style:style style:name="T29" style:family="text">
      <style:text-properties fo:font-weight="normal" style:font-weight-asian="normal" style:font-weight-complex="normal"/>
    </style:style>
    <style:style style:name="T30" style:family="text">
      <style:text-properties fo:font-weight="normal" officeooo:rsid="003e5021" style:font-weight-asian="normal" style:font-weight-complex="normal"/>
    </style:style>
    <style:style style:name="T31" style:family="text">
      <style:text-properties fo:font-weight="normal" officeooo:rsid="00bfeca7" style:font-weight-asian="normal" style:font-weight-complex="normal"/>
    </style:style>
    <style:style style:name="T32" style:family="text">
      <style:text-properties fo:font-weight="normal" officeooo:rsid="00426f2d" style:font-weight-asian="normal" style:font-weight-complex="normal"/>
    </style:style>
    <style:style style:name="T33" style:family="text">
      <style:text-properties fo:font-weight="normal" officeooo:rsid="004cf3f4" style:font-weight-asian="normal" style:font-weight-complex="normal"/>
    </style:style>
    <style:style style:name="T34" style:family="text">
      <style:text-properties fo:font-weight="normal" officeooo:rsid="004db168" style:font-weight-asian="normal" style:font-weight-complex="normal"/>
    </style:style>
    <style:style style:name="T35" style:family="text">
      <style:text-properties officeooo:rsid="00426f2d"/>
    </style:style>
    <style:style style:name="T36" style:family="text">
      <style:text-properties officeooo:rsid="00660679"/>
    </style:style>
    <style:style style:name="T37" style:family="text">
      <style:text-properties officeooo:rsid="0045b010"/>
    </style:style>
    <style:style style:name="T38" style:family="text">
      <style:text-properties officeooo:rsid="0045d31b"/>
    </style:style>
    <style:style style:name="T39" style:family="text">
      <style:text-properties officeooo:rsid="00c21cdc"/>
    </style:style>
    <style:style style:name="T40" style:family="text">
      <style:text-properties officeooo:rsid="00c5779c"/>
    </style:style>
    <style:style style:name="T41" style:family="text">
      <style:text-properties officeooo:rsid="00c38a18"/>
    </style:style>
    <style:style style:name="T42" style:family="text">
      <style:text-properties officeooo:rsid="012da5e3"/>
    </style:style>
    <style:style style:name="T43" style:family="text">
      <style:text-properties officeooo:rsid="00d41122"/>
    </style:style>
    <style:style style:name="T44" style:family="text">
      <style:text-properties officeooo:rsid="012ddb69"/>
    </style:style>
    <style:style style:name="T45" style:family="text">
      <style:text-properties officeooo:rsid="004cf3f4"/>
    </style:style>
    <style:style style:name="T46" style:family="text">
      <style:text-properties officeooo:rsid="004d9b97"/>
    </style:style>
    <style:style style:name="T47" style:family="text">
      <style:text-properties officeooo:rsid="004db168"/>
    </style:style>
    <style:style style:name="T48" style:family="text">
      <style:text-properties officeooo:rsid="0133c049"/>
    </style:style>
    <style:style style:name="T49" style:family="text">
      <style:text-properties officeooo:rsid="00c6ae4c"/>
    </style:style>
    <style:style style:name="T50" style:family="text">
      <style:text-properties officeooo:rsid="008113ae"/>
    </style:style>
    <style:style style:name="T51" style:family="text">
      <style:text-properties officeooo:rsid="01331ad6"/>
    </style:style>
    <style:style style:name="T52" style:family="text">
      <style:text-properties officeooo:rsid="004ea95b"/>
    </style:style>
    <style:style style:name="T53" style:family="text">
      <style:text-properties officeooo:rsid="004f5c67"/>
    </style:style>
    <style:style style:name="T54" style:family="text">
      <style:text-properties officeooo:rsid="0054f720"/>
    </style:style>
    <style:style style:name="T55" style:family="text">
      <style:text-properties officeooo:rsid="005c62cc"/>
    </style:style>
    <style:style style:name="T56" style:family="text">
      <style:text-properties officeooo:rsid="00641d0d"/>
    </style:style>
    <style:style style:name="T57" style:family="text">
      <style:text-properties officeooo:rsid="01337385"/>
    </style:style>
    <style:style style:name="T58" style:family="text">
      <style:text-properties officeooo:rsid="00698483"/>
    </style:style>
    <style:style style:name="T59" style:family="text">
      <style:text-properties officeooo:rsid="006bd8a4"/>
    </style:style>
    <style:style style:name="T60" style:family="text">
      <style:text-properties officeooo:rsid="00ce4569"/>
    </style:style>
    <style:style style:name="T61" style:family="text">
      <style:text-properties officeooo:rsid="0070c5ef"/>
    </style:style>
    <style:style style:name="T62" style:family="text">
      <style:text-properties officeooo:rsid="0072b988"/>
    </style:style>
    <style:style style:name="T63" style:family="text">
      <style:text-properties officeooo:rsid="0075606b"/>
    </style:style>
    <style:style style:name="T64" style:family="text">
      <style:text-properties officeooo:rsid="0075d328"/>
    </style:style>
    <style:style style:name="T65" style:family="text">
      <style:text-properties officeooo:rsid="0078e5fd"/>
    </style:style>
    <style:style style:name="T66" style:family="text">
      <style:text-properties officeooo:rsid="005cbe0f"/>
    </style:style>
    <style:style style:name="T67" style:family="text">
      <style:text-properties officeooo:rsid="005d059e"/>
    </style:style>
    <style:style style:name="T68" style:family="text">
      <style:text-properties officeooo:rsid="0061d0bb"/>
    </style:style>
    <style:style style:name="T69" style:family="text">
      <style:text-properties officeooo:rsid="00641b40"/>
    </style:style>
    <style:style style:name="T70" style:family="text">
      <style:text-properties officeooo:rsid="0064e851"/>
    </style:style>
    <style:style style:name="T71" style:family="text">
      <style:text-properties officeooo:rsid="00659b91"/>
    </style:style>
    <style:style style:name="T72" style:family="text">
      <style:text-properties officeooo:rsid="0066ed3d"/>
    </style:style>
    <style:style style:name="T73" style:family="text">
      <style:text-properties officeooo:rsid="006cc3fc"/>
    </style:style>
    <style:style style:name="T74" style:family="text">
      <style:text-properties officeooo:rsid="0072004d"/>
    </style:style>
    <style:style style:name="T75" style:family="text">
      <style:text-properties officeooo:rsid="007514eb"/>
    </style:style>
    <style:style style:name="T76" style:family="text">
      <style:text-properties officeooo:rsid="00795d5d"/>
    </style:style>
    <style:style style:name="T77" style:family="text">
      <style:text-properties fo:color="#c9211e" officeooo:rsid="00795d5d"/>
    </style:style>
    <style:style style:name="T78" style:family="text">
      <style:text-properties officeooo:rsid="007ef1ad"/>
    </style:style>
    <style:style style:name="T79" style:family="text">
      <style:text-properties officeooo:rsid="008344e3"/>
    </style:style>
    <style:style style:name="T80" style:family="text">
      <style:text-properties officeooo:rsid="008b93b9"/>
    </style:style>
    <style:style style:name="T81" style:family="text">
      <style:text-properties officeooo:rsid="008d07b5"/>
    </style:style>
    <style:style style:name="T82" style:family="text">
      <style:text-properties officeooo:rsid="008d7b06"/>
    </style:style>
    <style:style style:name="T83" style:family="text">
      <style:text-properties officeooo:rsid="008e46f0"/>
    </style:style>
    <style:style style:name="T84" style:family="text">
      <style:text-properties officeooo:rsid="008fca8a"/>
    </style:style>
    <style:style style:name="T85" style:family="text">
      <style:text-properties officeooo:rsid="0092d28a"/>
    </style:style>
    <style:style style:name="T86" style:family="text">
      <style:text-properties officeooo:rsid="0092f7ed"/>
    </style:style>
    <style:style style:name="T87" style:family="text">
      <style:text-properties officeooo:rsid="00932c41"/>
    </style:style>
    <style:style style:name="T88" style:family="text">
      <style:text-properties officeooo:rsid="00948493"/>
    </style:style>
    <style:style style:name="T89" style:family="text">
      <style:text-properties officeooo:rsid="009505c3"/>
    </style:style>
    <style:style style:name="T90" style:family="text">
      <style:text-properties officeooo:rsid="009559e3"/>
    </style:style>
    <style:style style:name="T91" style:family="text">
      <style:text-properties officeooo:rsid="009682d0"/>
    </style:style>
    <style:style style:name="T92" style:family="text">
      <style:text-properties officeooo:rsid="0076a447"/>
    </style:style>
    <style:style style:name="T93" style:family="text">
      <style:text-properties officeooo:rsid="015d5ae7"/>
    </style:style>
    <style:style style:name="T94" style:family="text">
      <style:text-properties officeooo:rsid="01bc9953"/>
    </style:style>
    <style:style style:name="T95" style:family="text">
      <style:text-properties officeooo:rsid="015d7c37"/>
    </style:style>
    <style:style style:name="T96" style:family="text">
      <style:text-properties officeooo:rsid="01610a79"/>
    </style:style>
    <style:style style:name="T97" style:family="text">
      <style:text-properties officeooo:rsid="00984ddf"/>
    </style:style>
    <style:style style:name="T98" style:family="text">
      <style:text-properties officeooo:rsid="009e9cf1"/>
    </style:style>
    <style:style style:name="T99" style:family="text">
      <style:text-properties officeooo:rsid="00a05519"/>
    </style:style>
    <style:style style:name="T100" style:family="text">
      <style:text-properties officeooo:rsid="00a3fb15"/>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97"><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8">Project</text:p>
          </table:table-cell>
          <table:table-cell table:style-name="Table1.B1" office:value-type="string">
            <text:p text:style-name="P9">DuneNvme</text:p>
          </table:table-cell>
        </table:table-row>
        <table:table-row>
          <table:table-cell table:style-name="Table1.A2" office:value-type="string">
            <text:p text:style-name="P8">Date</text:p>
          </table:table-cell>
          <table:table-cell table:style-name="Table1.B2" office:value-type="string">
            <text:p text:style-name="P8">20<text:span text:style-name="T2">20-05-06</text:span></text:p>
          </table:table-cell>
        </table:table-row>
        <table:table-row>
          <table:table-cell table:style-name="Table1.A2" office:value-type="string">
            <text:p text:style-name="P8">Reference</text:p>
          </table:table-cell>
          <table:table-cell table:style-name="Table1.B2" office:value-type="string">
            <text:p text:style-name="P9">DuneNvmeStorage<text:span text:style-name="T3">Manual</text:span></text:p>
          </table:table-cell>
        </table:table-row>
        <table:table-row>
          <table:table-cell table:style-name="Table1.A2" office:value-type="string">
            <text:p text:style-name="P79">Version</text:p>
          </table:table-cell>
          <table:table-cell table:style-name="Table1.B2" office:value-type="string">
            <text:p text:style-name="P160">5</text:p>
          </table:table-cell>
        </table:table-row>
        <table:table-row>
          <table:table-cell table:style-name="Table1.A2" office:value-type="string">
            <text:p text:style-name="P8">Author</text:p>
          </table:table-cell>
          <table:table-cell table:style-name="Table1.B2" office:value-type="string">
            <text:p text:style-name="P8">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8"><text:a xlink:type="simple" xlink:href="#__RefHeading___Toc3880_242116693" text:style-name="Index_20_Link" text:visited-style-name="Index_20_Link">1. Introduction<text:tab/>1</text:a></text:p>
          <text:p text:style-name="P138"><text:a xlink:type="simple" xlink:href="#__RefHeading___Toc3882_242116693" text:style-name="Index_20_Link" text:visited-style-name="Index_20_Link">2. Overview<text:tab/>1</text:a></text:p>
          <text:p text:style-name="P139"><text:a xlink:type="simple" xlink:href="#__RefHeading___Toc941_24302957261" text:style-name="Index_20_Link" text:visited-style-name="Index_20_Link">2.1. Dune Raw Data<text:tab/>3</text:a></text:p>
          <text:p text:style-name="P138"><text:a xlink:type="simple" xlink:href="#__RefHeading___Toc3884_242116693" text:style-name="Index_20_Link" text:visited-style-name="Index_20_Link">3. NvmeStorage core operation<text:tab/>4</text:a></text:p>
          <text:p text:style-name="P139"><text:a xlink:type="simple" xlink:href="#__RefHeading___Toc3886_242116693" text:style-name="Index_20_Link" text:visited-style-name="Index_20_Link">3.1. NVMe Storage Access<text:tab/>4</text:a></text:p>
          <text:p text:style-name="P138"><text:a xlink:type="simple" xlink:href="#__RefHeading___Toc3888_242116693" text:style-name="Index_20_Link" text:visited-style-name="Index_20_Link">4. NvmeStorage core interfaces<text:tab/>4</text:a></text:p>
          <text:p text:style-name="P139"><text:a xlink:type="simple" xlink:href="#__RefHeading___Toc3890_242116693" text:style-name="Index_20_Link" text:visited-style-name="Index_20_Link">4.1. Hardware interface<text:tab/>5</text:a></text:p>
          <text:p text:style-name="P139"><text:a xlink:type="simple" xlink:href="#__RefHeading___Toc3892_242116693" text:style-name="Index_20_Link" text:visited-style-name="Index_20_Link">4.2. Clocks and reset<text:tab/>6</text:a></text:p>
          <text:p text:style-name="P139"><text:a xlink:type="simple" xlink:href="#__RefHeading___Toc3894_242116693" text:style-name="Index_20_Link" text:visited-style-name="Index_20_Link">4.3. Axi4-Lite bus interface<text:tab/>6</text:a></text:p>
          <text:p text:style-name="P139"><text:a xlink:type="simple" xlink:href="#__RefHeading___Toc3896_242116693" text:style-name="Index_20_Link" text:visited-style-name="Index_20_Link">4.4. NVMe write data stream<text:tab/>7</text:a></text:p>
          <text:p text:style-name="P139"><text:a xlink:type="simple" xlink:href="#__RefHeading___Toc3898_242116693" text:style-name="Index_20_Link" text:visited-style-name="Index_20_Link">4.5. NVMe read data stream<text:tab/>8</text:a></text:p>
          <text:p text:style-name="P139"><text:a xlink:type="simple" xlink:href="#__RefHeading___Toc3900_242116693" text:style-name="Index_20_Link" text:visited-style-name="Index_20_Link">4.6. NVMe control data stream<text:tab/>9</text:a></text:p>
          <text:p text:style-name="P138"><text:a xlink:type="simple" xlink:href="#__RefHeading___Toc3902_242116693" text:style-name="Index_20_Link" text:visited-style-name="Index_20_Link">5. Control and status registers<text:tab/>9</text:a></text:p>
          <text:p text:style-name="P139"><text:a xlink:type="simple" xlink:href="#__RefHeading___Toc1213_1809817560" text:style-name="Index_20_Link" text:visited-style-name="Index_20_Link">5.1. Control Register<text:tab/>10</text:a></text:p>
          <text:p text:style-name="P139"><text:a xlink:type="simple" xlink:href="#__RefHeading___Toc1215_1809817560" text:style-name="Index_20_Link" text:visited-style-name="Index_20_Link">5.2. Status Register<text:tab/>10</text:a></text:p>
          <text:p text:style-name="P139"><text:a xlink:type="simple" xlink:href="#__RefHeading___Toc3904_242116693" text:style-name="Index_20_Link" text:visited-style-name="Index_20_Link">5.3. Read Control Register<text:tab/>11</text:a></text:p>
          <text:p text:style-name="P138"><text:a xlink:type="simple" xlink:href="#__RefHeading___Toc3906_242116693" text:style-name="Index_20_Link" text:visited-style-name="Index_20_Link">6. Testing the NvmeStorage core<text:tab/>11</text:a></text:p>
          <text:p text:style-name="P139"><text:a xlink:type="simple" xlink:href="#__RefHeading___Toc3908_242116693" text:style-name="Index_20_Link" text:visited-style-name="Index_20_Link">6.1. NVMe Devices<text:tab/>11</text:a></text:p>
          <text:p text:style-name="P138"><text:a xlink:type="simple" xlink:href="#__RefHeading___Toc3910_242116693" text:style-name="Index_20_Link" text:visited-style-name="Index_20_Link">7. Notes<text:tab/>12</text:a></text:p>
        </text:index-body>
      </text:table-of-content>
      <text:h text:style-name="Heading_20_1" text:outline-level="1"><text:bookmark-start text:name="__RefHeading___Toc3880_242116693"/>Introduction<text:bookmark-end text:name="__RefHeading___Toc3880_242116693"/></text:h>
      <text:p text:style-name="P91">This document <text:span text:style-name="T12">covers the use of the Dune NVMe Storage Fpga core and testing thereof.</text:span> The<text:span text:style-name="T12">re is also a design</text:span> level manual, DuneNvmeStorage<text:span text:style-name="T12">Design</text:span> which covers <text:span text:style-name="T12">detailed implementation information and general notes.</text:span></text:p>
      <text:h text:style-name="P140" text:outline-level="1"><text:bookmark-start text:name="__RefHeading___Toc3882_242116693"/>Overview<text:bookmark-end text:name="__RefHeading___Toc3882_242116693"/></text:h>
      <text:p text:style-name="P92"><text:span text:style-name="T29">The Dune </text:span><text:span text:style-name="Strong_20_Emphasis"><text:span text:style-name="T29">Neutrino experiment has </text:span></text:span><text:span text:style-name="Strong_20_Emphasis"><text:span text:style-name="T30">two</text:span></text:span><text:span text:style-name="Strong_20_Emphasis"><text:span text:style-name="T29"> neutrino detection chambers. </text:span></text:span><text:span text:style-name="Strong_20_Emphasis"><text:span text:style-name="T30">Each chamber has a matrix of wires and electronics to amplify and digitise signals captured from neutrino interactions in the chambers. The </text:span></text:span><text:soft-page-break/><text:span text:style-name="Strong_20_Emphasis"><text:span text:style-name="T30">digitised data is passed through optical fibres to 300 FPGA data processing engines installed in conventional x86 computer servers. The fibres to each FPGA carry around 60 GBits/s of data plus extra bits for encoding overheads.</text:span></text:span></text:p>
      <text:p text:style-name="P92"><text:span text:style-name="Strong_20_Emphasis"><text:span text:style-name="T30">The </text:span></text:span><text:span text:style-name="Strong_20_Emphasis"><text:span text:style-name="T31">Dune project will be designing a </text:span></text:span><text:span text:style-name="Strong_20_Emphasis"><text:span text:style-name="T30">custom FPGA board </text:span></text:span><text:span text:style-name="Strong_20_Emphasis"><text:span text:style-name="T31">to be</text:span></text:span><text:span text:style-name="Strong_20_Emphasis"><text:span text:style-name="T30"> installed into </text:span></text:span><text:span text:style-name="Strong_20_Emphasis"><text:span text:style-name="T32">the </text:span></text:span><text:span text:style-name="Strong_20_Emphasis"><text:span text:style-name="T31">multiple </text:span></text:span><text:span text:style-name="Strong_20_Emphasis"><text:span text:style-name="T30">host server computer</text:span></text:span><text:span text:style-name="Strong_20_Emphasis"><text:span text:style-name="T31">s. This FPGA board will</text:span></text:span><text:span text:style-name="Strong_20_Emphasis"><text:span text:style-name="T30"> convert the optical data stream</text:span></text:span><text:span text:style-name="Strong_20_Emphasis"><text:span text:style-name="T32">s</text:span></text:span><text:span text:style-name="Strong_20_Emphasis"><text:span text:style-name="T30"> to electrical signals, compress </text:span></text:span><text:span text:style-name="Strong_20_Emphasis"><text:span text:style-name="T32">and process </text:span></text:span><text:span text:style-name="Strong_20_Emphasis"><text:span text:style-name="T30">this data. Currently a simple compression algorithm is proposed that provides around a 2:1 compression ratio. The resulting 3.5 GBytes/s, approx, data stream </text:span></text:span><text:span text:style-name="Strong_20_Emphasis"><text:span text:style-name="T31">will be</text:span></text:span><text:span text:style-name="Strong_20_Emphasis"><text:span text:style-name="T30"> stored in a DDR4 RAM based buffer that can store up to 10 seconds worth of data.</text:span></text:span></text:p>
      <text:p text:style-name="P92">The overall requirement <text:span text:style-name="T35">of the NvmeStorage core </text:span>is to store, real-time, the <text:span text:style-name="T27">raw data stream from the Dune system and be able to, with a slower access rate, read that data. </text:span>The <text:span text:style-name="T35">full </text:span>system is able to store 120 TeraBytes of incoming data at a rate of 600 GigaBytes per second <text:span text:style-name="T35">across its multiple FPGA based data processing engines.</text:span></text:p>
      <text:p text:style-name="P93"><text:span text:style-name="T35">For each FPGA engine t</text:span>he source data consists of fixed sized chunk<text:span text:style-name="T35">s</text:span> (bursts) of data that are from 20 to 200 GBytes in size. These data chunks are stored, round robin fashion, into the NVMe device<text:span text:style-name="T28">s</text:span> with a new chunk overwriting the oldest chunk written. </text:p>
      <text:p text:style-name="P114"><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text:soft-page-break/>Dune Raw Data<text:bookmark-end text:name="__RefHeading___Toc941_24302957261"/></text:h>
      <text:p text:style-name="P94">For information, the raw data from the Dune sensors consist of 2560 wires sampled with 12 bits resolution. A packet containing 64 sets of this data will likely be generated, that includes a start time field and other control information. This will yield data packets of a size near 128 kBytes after compression.</text:p>
      <text:p text:style-name="P102">The N<text:span text:style-name="T37">vmeStorage core will store data with a</text:span> block size <text:span text:style-name="T37">granularity </text:span>of <text:span text:style-name="T86">4 or 8</text:span> kBytes <text:span text:style-name="T74">(to be chosen based on efficiency)</text:span>. If an NVMe error occurs the system will continue storing data, if it can, keeping the block numbers consistent. This means that th<text:span text:style-name="T37">ere</text:span> could be a set of blocks with in-valid data. So some method of determining if a packet of data is corrupt is needed. The compression algorithm use<text:span text:style-name="T36">d</text:span> will provide variable length blocks. We suggest using a variable length packet with CRC checksum padded to a <text:span text:style-name="T86">4/8</text:span>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27">Length</text:p>
          </table:table-cell>
          <table:table-cell table:style-name="Table5.A2" office:value-type="string">
            <text:p text:style-name="P27">32 bits</text:p>
          </table:table-cell>
          <table:table-cell table:style-name="Table5.C2" office:value-type="string">
            <text:p text:style-name="P27">The compressed data length in bytes (packet length is this field + timestamp + misc header length + CRC length).</text:p>
          </table:table-cell>
        </table:table-row>
        <table:table-row>
          <table:table-cell table:style-name="Table5.A2" office:value-type="string">
            <text:p text:style-name="P27">Timestamp</text:p>
          </table:table-cell>
          <table:table-cell table:style-name="Table5.A2" office:value-type="string">
            <text:p text:style-name="P27">64 bits</text:p>
          </table:table-cell>
          <table:table-cell table:style-name="Table5.C2" office:value-type="string">
            <text:p text:style-name="P27">Timestamp for data</text:p>
          </table:table-cell>
        </table:table-row>
        <table:table-row>
          <table:table-cell table:style-name="Table5.A2" office:value-type="string">
            <text:p text:style-name="P27">Misc</text:p>
          </table:table-cell>
          <table:table-cell table:style-name="Table5.A2" office:value-type="string">
            <text:p text:style-name="P27">?</text:p>
          </table:table-cell>
          <table:table-cell table:style-name="Table5.C2" office:value-type="string">
            <text:p text:style-name="P27">Extra header information as needed</text:p>
          </table:table-cell>
        </table:table-row>
        <table:table-row>
          <table:table-cell table:style-name="Table5.A2" office:value-type="string">
            <text:p text:style-name="P27">Compressed samples</text:p>
          </table:table-cell>
          <table:table-cell table:style-name="Table5.A2" office:value-type="string">
            <text:p text:style-name="P27">~122 kBytes</text:p>
          </table:table-cell>
          <table:table-cell table:style-name="Table5.C2" office:value-type="string">
            <text:p text:style-name="P27">The compressed data for 64 samples of 2560 wires at 12 bit resolution.</text:p>
          </table:table-cell>
        </table:table-row>
        <table:table-row>
          <table:table-cell table:style-name="Table5.A2" office:value-type="string">
            <text:p text:style-name="P27">CRC</text:p>
          </table:table-cell>
          <table:table-cell table:style-name="Table5.A2" office:value-type="string">
            <text:p text:style-name="P27">32 bits</text:p>
          </table:table-cell>
          <table:table-cell table:style-name="Table5.C2" office:value-type="string">
            <text:p text:style-name="P27">CRC32 checksum</text:p>
          </table:table-cell>
        </table:table-row>
        <table:table-row>
          <table:table-cell table:style-name="Table5.A2" office:value-type="string">
            <text:p text:style-name="P27">Padding</text:p>
          </table:table-cell>
          <table:table-cell table:style-name="Table5.A2" office:value-type="string">
            <text:p text:style-name="Table_20_Contents">?</text:p>
          </table:table-cell>
          <table:table-cell table:style-name="Table5.C2" office:value-type="string">
            <text:p text:style-name="P27">Padding to next 4/<text:span text:style-name="T88">8</text:span> kByte boundary</text:p>
          </table:table-cell>
        </table:table-row>
      </table:table>
      <text:p text:style-name="P98"/>
      <text:p text:style-name="P101">The actual packet format is irrelevant to the NVMe storage system. It simply stores data in blocks to a <text:span text:style-name="T86">4/8 </text:span>kBy<text:span text:style-name="T79">t</text:span>e boundary. <text:span text:style-name="T7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15">Two possible methods are:</text:p>
      <text:list xml:id="list3776919243" text:style-name="L1">
        <text:list-item>
          <text:p text:style-name="P161">Store and drop at the super packet (128 kByte) level.</text:p>
        </text:list-item>
        <text:list-item>
          <text:p text:style-name="P161">Introduce a smaller <text:span text:style-name="T81">storage </text:span>packet size of say <text:span text:style-name="T86">4/</text:span>8 kBytes <text:span text:style-name="T86">the same as the underlying NvmeStorage block size</text:span>. This packet would have some header to allow the software to understand if some of these <text:span text:style-name="T86">4/</text:span>8 k packets are missing. This could be two 16bit values: the super packet number and the <text:span text:style-name="T86">4/</text:span>8<text:span text:style-name="T86">k</text:span> packet number within the super packet.</text:p>
        </text:list-item>
      </text:list>
      <text:p text:style-name="P117">When a packet is sent across the AXI4-Stream, the tlast signal will need to be set in the last 128bit data item of whatever packet size is chosen. Also, if a whole super packet is to be stored as a chunk, the max size of this compressed packet has to be known to the NvmeStorage block.</text:p>
      <text:p text:style-name="P116">Using a fixed sized <text:span text:style-name="T86">4/</text:span>8 kByte <text:span text:style-name="T81">storage </text:span>packet would likely be easiest to handle and be most efficient, but there is the chance o<text:span text:style-name="T86">f</text:span> a larger number of full super packets being <text:span text:style-name="T80">corrupted.</text:span></text:p>
      <text:h text:style-name="P141" text:outline-level="1"><text:bookmark-start text:name="__RefHeading___Toc3884_242116693"/><text:soft-page-break/>N<text:span text:style-name="T38">vmeStorage core operation</text:span><text:bookmark-end text:name="__RefHeading___Toc3884_242116693"/></text:h>
      <text:p text:style-name="P110">On <text:span text:style-name="T88">the reset </text:span>hardware line driven <text:span text:style-name="T88">high </text:span>or <text:span text:style-name="T88">the reset bit in the control register set high</text:span> the NvmeStorage system will enter an initialisation state. During this state either the core or, <text:span text:style-name="T87">if wanted,</text:span> the host <text:span text:style-name="T87">computer </text:span>will setup the NVMe devices for operation. Once initialised the core is ready to accept data and/or commands to read data.</text:p>
      <text:p text:style-name="P110">A new data chunk is start<text:span text:style-name="T82">ed</text:span> by setting the dataEnable register bit <text:span text:style-name="T88">(</text:span>or <text:span text:style-name="T88">we can provide a</text:span> hardware dataEnable line<text:span text:style-name="T88">)</text:span>. Data will be written to the NVMe devices until either the dataEnable register bit is reset <text:span text:style-name="T89">(or</text:span> the dataEnable line goes low <text:span text:style-name="T89">if used) or the number of data blocks written equals the programed DataChunk size</text:span>. At this point the dataChunk number will be incremented ready for the next data chunk to be imported.</text:p>
      <text:p text:style-name="P110">The NvmeCore will respond to data read requests as commanded by the host CPU writing to the read control registers or directly to the Nvme device.</text:p>
      <text:h text:style-name="P143" text:outline-level="2"><text:bookmark-start text:name="__RefHeading___Toc3886_242116693"/>NVMe Storage Access<text:bookmark-end text:name="__RefHeading___Toc3886_242116693"/></text:h>
      <text:p text:style-name="P103">The N<text:span text:style-name="T55">vmeStorage will use a </text:span>block size of <text:span text:style-name="T89">4 or 8</text:span> kBytes <text:span text:style-name="T89">(TBD)</text:span>. <text:span text:style-name="T56">The NVMe storage will use a simple integer block number to address the individually stored blocks. The NVMe storage will be split into data DataChunk areas of between 20 and 200 GBytes in size. There will be, a register settable, fixed size for these and up to 16 data chunks will be supported.</text:span></text:p>
      <text:p text:style-name="P112"><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A certain amount of storage at the end of the NVMe will be reserved for additional free blocks to assist with the NVMe’s wear bad blocks system. The data chunks will align to a <text:span text:style-name="T89">4/8</text:span> kByte boundary. It might be good to align them to an NVMe erase block boundary (possibly 1 MByte depending on NVMe), we will determine this later in the project.</text:p>
      <text:p text:style-name="P111">The NVMe storage registers indicate which chunk number is currently being written to and have a set of lock bits to lock (prevent overwrite) a data chunk. If a data chunk is locked the system will move over this chunk and start writing to the next available chunk.</text:p>
      <text:h text:style-name="P141" text:outline-level="1"><text:bookmark-start text:name="__RefHeading___Toc3888_242116693"/>N<text:span text:style-name="T38">vmeStorage core interfaces</text:span><text:bookmark-end text:name="__RefHeading___Toc3888_242116693"/></text:h>
      <text:p text:style-name="Text_20_body">The NvmeStorage core has the following interfaces:</text:p>
      <text:h text:style-name="P144"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04">The system will use two NVMe devices operating in parallel to achieve the data rate required. It may be possible in the future to use a single NVMe device operating over a Gen4 PCIe interface if Ultrascale+ FPGA’s are used. The overall design can handle that eventuality.</text:p>
      <text:p text:style-name="P104">The NVMe PCIe devices will require a low jitter PCIe clock for operation. We will base our design on there being a single external 100 MHz PCIe clock chip driving <text:span text:style-name="T39">both NVMe devices and the </text:span>FPGA’s <text:span text:style-name="T39">differential </text:span>reference clock inputs next to the GTH/GTY transceivers that will be used for NVMe PCIe communications. The GTH/GTY transceivers used will have to be located near the PCIe hard blocks <text:span text:style-name="T39">used for NVMe communications </text:span>in the FPGA so they can be used by the PCIe core. See the Xilinx information on the particular FPGA that will be used. For the xcku040-ffva1156-2-e, <text:span text:style-name="T39">as used on the XKU105 development board, the pins to be used are fixed and described in the “Test FPGA resources” section of the DuneNvmeStorageDesign document. The pin interfaces will thus be:</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27">Item</text:p>
          </table:table-cell>
          <table:table-cell table:style-name="Table12.A1" office:value-type="string">
            <text:p text:style-name="P122">B<text:span text:style-name="T40">its</text:span></text:p>
          </table:table-cell>
          <table:table-cell table:style-name="Table12.C1" office:value-type="string">
            <text:p text:style-name="P127">Notes</text:p>
          </table:table-cell>
        </table:table-row>
        <table:table-row>
          <table:table-cell table:style-name="Table12.A2" office:value-type="string">
            <text:p text:style-name="P31">nvme_clk_p</text:p>
          </table:table-cell>
          <table:table-cell table:style-name="Table12.A2" office:value-type="string">
            <text:p text:style-name="P31">1</text:p>
          </table:table-cell>
          <table:table-cell table:style-name="Table12.C2" office:value-type="string">
            <text:p text:style-name="P31"><text:span text:style-name="T40">100</text:span> MHz <text:span text:style-name="T40">PCIe clock plus input</text:span></text:p>
          </table:table-cell>
        </table:table-row>
        <table:table-row>
          <table:table-cell table:style-name="Table12.A2" office:value-type="string">
            <text:p text:style-name="P31">nvme_clk_<text:span text:style-name="T41">n</text:span></text:p>
          </table:table-cell>
          <table:table-cell table:style-name="Table12.A2" office:value-type="string">
            <text:p text:style-name="P31">1</text:p>
          </table:table-cell>
          <table:table-cell table:style-name="Table12.C2" office:value-type="string">
            <text:p text:style-name="P31"><text:span text:style-name="T40">100</text:span> MHz <text:span text:style-name="T40">PCIe clock neg input</text:span></text:p>
          </table:table-cell>
        </table:table-row>
        <table:table-row>
          <table:table-cell table:style-name="Table12.A2" office:value-type="string">
            <text:p text:style-name="P28">nvme_reset_n</text:p>
          </table:table-cell>
          <table:table-cell table:style-name="Table12.A2" office:value-type="string">
            <text:p text:style-name="P28">1</text:p>
          </table:table-cell>
          <table:table-cell table:style-name="Table12.C2" office:value-type="string">
            <text:p text:style-name="P28"><text:span text:style-name="T42">Output driving</text:span> external NVMe’<text:span text:style-name="T43">s</text:span> reset</text:p>
          </table:table-cell>
        </table:table-row>
        <table:table-row>
          <table:table-cell table:style-name="Table12.A2" office:value-type="string">
            <text:p text:style-name="P28"/>
          </table:table-cell>
          <table:table-cell table:style-name="Table12.A2" office:value-type="string">
            <text:p text:style-name="P28"/>
          </table:table-cell>
          <table:table-cell table:style-name="Table12.C2" office:value-type="string">
            <text:p text:style-name="P28"/>
          </table:table-cell>
        </table:table-row>
        <table:table-row>
          <table:table-cell table:style-name="Table12.A2" office:value-type="string">
            <text:p text:style-name="P31"><text:span text:style-name="T41">n</text:span>vme0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P31"><text:span text:style-name="T41">n</text:span>vme0_exp_tx<text:span text:style-name="T4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P31"><text:span text:style-name="T41">n</text:span>vme0_exp_<text:span text:style-name="T4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P31"><text:span text:style-name="T41">n</text:span>vme0_exp_<text:span text:style-name="T41">r</text:span>x<text:span text:style-name="T4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row>
          <table:table-cell table:style-name="Table12.A2" office:value-type="string">
            <text:p text:style-name="P31"/>
          </table:table-cell>
          <table:table-cell table:style-name="Table12.A2" office:value-type="string">
            <text:p text:style-name="P29"/>
          </table:table-cell>
          <table:table-cell table:style-name="Table12.C2" office:value-type="string">
            <text:p text:style-name="P29"/>
          </table:table-cell>
        </table:table-row>
        <text:soft-page-break/>
        <table:table-row>
          <table:table-cell table:style-name="Table12.A2" office:value-type="string">
            <text:p text:style-name="P31"><text:span text:style-name="T41">n</text:span>vme<text:span text:style-name="T44">1</text:span>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P31"><text:span text:style-name="T41">n</text:span>vme<text:span text:style-name="T44">1</text:span>_exp_tx<text:span text:style-name="T4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P31"><text:span text:style-name="T41">n</text:span>vme<text:span text:style-name="T44">1</text:span>_exp_<text:span text:style-name="T4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P31"><text:span text:style-name="T41">n</text:span>vme<text:span text:style-name="T44">1</text:span>_exp_<text:span text:style-name="T41">r</text:span>x<text:span text:style-name="T4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
      <text:p text:style-name="P109"/>
      <text:p text:style-name="Text_20_body">The PCIe lanes will be operating at 8 GT/s <text:span text:style-name="T45">speeds, so track impedance and routing will be critical.</text:span></text:p>
      <text:h text:style-name="P145"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29">The NvmeStorage </text:span></text:span><text:span text:style-name="Strong_20_Emphasis"><text:span text:style-name="T33">block accepts a single 250 MHz clock that all of its control and data interfaces is synchronised to. Within the block its operation is synchronised to a separate 250 MHz clock derived from the NVMe PCIe external clock input. The NvmeStorage core handles the clock domain crossings.</text:span></text:span></text:p>
      <text:p text:style-name="P105"><text:span text:style-name="Strong_20_Emphasis"><text:span text:style-name="T33">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28">Item</text:p>
          </table:table-cell>
          <table:table-cell table:style-name="Table3.A1" office:value-type="string">
            <text:p text:style-name="P123">B<text:span text:style-name="T40">its</text:span></text:p>
          </table:table-cell>
          <table:table-cell table:style-name="Table3.C1" office:value-type="string">
            <text:p text:style-name="P128">Notes</text:p>
          </table:table-cell>
        </table:table-row>
        <table:table-row>
          <table:table-cell table:style-name="Table3.A2" office:value-type="string">
            <text:p text:style-name="P33">clk</text:p>
          </table:table-cell>
          <table:table-cell table:style-name="Table3.A2" office:value-type="string">
            <text:p text:style-name="P32">1</text:p>
          </table:table-cell>
          <table:table-cell table:style-name="Table3.C2" office:value-type="string">
            <text:p text:style-name="P32"><text:span text:style-name="T46">250</text:span> MHz <text:span text:style-name="T46">clock input for data interfaces</text:span></text:p>
          </table:table-cell>
        </table:table-row>
        <table:table-row>
          <table:table-cell table:style-name="Table3.A2" office:value-type="string">
            <text:p text:style-name="P34">reset</text:p>
          </table:table-cell>
          <table:table-cell table:style-name="Table3.A2" office:value-type="string">
            <text:p text:style-name="P32">1</text:p>
          </table:table-cell>
          <table:table-cell table:style-name="Table3.C2" office:value-type="string">
            <text:p text:style-name="P30">A<text:span text:style-name="T46">ctive high reset input</text:span></text:p>
          </table:table-cell>
        </table:table-row>
      </table:table>
      <text:p text:style-name="P4"><text:span text:style-name="Strong_20_Emphasis"><text:span text:style-name="T29"/></text:span></text:p>
      <text:h text:style-name="Heading_20_2" text:outline-level="2"><text:bookmark-start text:name="__RefHeading___Toc3894_242116693"/><text:span text:style-name="Strong_20_Emphasis">Axi4-Lite bus interface</text:span><text:bookmark-end text:name="__RefHeading___Toc3894_242116693"/></text:h>
      <text:p text:style-name="P106"><text:span text:style-name="Strong_20_Emphasis"><text:span text:style-name="T34">The Axi4-lite bus interface provides host access to a set of control and status registers. It has the following ports all synchronise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29">Item</text:p>
          </table:table-cell>
          <table:table-cell table:style-name="Table10.A1" office:value-type="string">
            <text:p text:style-name="P129">Bits</text:p>
          </table:table-cell>
          <table:table-cell table:style-name="Table10.C1" office:value-type="string">
            <text:p text:style-name="P129">Notes</text:p>
          </table:table-cell>
        </table:table-row>
        <table:table-row>
          <table:table-cell table:style-name="Table10.A2" office:value-type="string">
            <text:p text:style-name="P39"><text:span text:style-name="T48">axilOut.</text:span>awready</text:p>
          </table:table-cell>
          <table:table-cell table:style-name="Table10.A2" office:value-type="string">
            <text:p text:style-name="P39">1</text:p>
          </table:table-cell>
          <table:table-cell table:style-name="Table10.C2" office:value-type="string">
            <text:p text:style-name="P39">Write address ready <text:span text:style-name="T47">input</text:span></text:p>
          </table:table-cell>
        </table:table-row>
        <table:table-row>
          <table:table-cell table:style-name="Table10.A2" office:value-type="string">
            <text:p text:style-name="P35"><text:span text:style-name="T48">axilIn.</text:span>awvalid</text:p>
          </table:table-cell>
          <table:table-cell table:style-name="Table10.A2" office:value-type="string">
            <text:p text:style-name="P35">1</text:p>
          </table:table-cell>
          <table:table-cell table:style-name="Table10.C2" office:value-type="string">
            <text:p text:style-name="P39">Write address valid <text:span text:style-name="T47">input</text:span></text:p>
          </table:table-cell>
        </table:table-row>
        <table:table-row>
          <table:table-cell table:style-name="Table10.A2" office:value-type="string">
            <text:p text:style-name="P35"><text:span text:style-name="T48">axilIn.</text:span>awaddr</text:p>
          </table:table-cell>
          <table:table-cell table:style-name="Table10.A2" office:value-type="string">
            <text:p text:style-name="P35"><text:span text:style-name="T49">4</text:span> bits</text:p>
          </table:table-cell>
          <table:table-cell table:style-name="Table10.C2" office:value-type="string">
            <text:p text:style-name="P35">Write address, address<text:span text:style-name="T50"> input</text:span></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9"><text:span text:style-name="T48">axilOut.</text:span>wready</text:p>
          </table:table-cell>
          <table:table-cell table:style-name="Table10.A2" office:value-type="string">
            <text:p text:style-name="P39">1</text:p>
          </table:table-cell>
          <table:table-cell table:style-name="Table10.C2" office:value-type="string">
            <text:p text:style-name="P39">Write data ready <text:span text:style-name="T47">output</text:span></text:p>
          </table:table-cell>
        </table:table-row>
        <table:table-row>
          <table:table-cell table:style-name="Table10.A2" office:value-type="string">
            <text:p text:style-name="P35"><text:span text:style-name="T48">axilIn.</text:span>wvalid</text:p>
          </table:table-cell>
          <table:table-cell table:style-name="Table10.A2" office:value-type="string">
            <text:p text:style-name="P35">1</text:p>
          </table:table-cell>
          <table:table-cell table:style-name="Table10.C2" office:value-type="string">
            <text:p text:style-name="P39">Write data valid <text:span text:style-name="T47">input</text:span></text:p>
          </table:table-cell>
        </table:table-row>
        <table:table-row>
          <table:table-cell table:style-name="Table10.A2" office:value-type="string">
            <text:p text:style-name="P35"><text:span text:style-name="T48">axilIn.</text:span>wdata</text:p>
          </table:table-cell>
          <table:table-cell table:style-name="Table10.A2" office:value-type="string">
            <text:p text:style-name="P35">32 bits</text:p>
          </table:table-cell>
          <table:table-cell table:style-name="Table10.C2" office:value-type="string">
            <text:p text:style-name="P39">Write data, data <text:span text:style-name="T47">input</text:span></text:p>
          </table:table-cell>
        </table:table-row>
        <table:table-row>
          <table:table-cell table:style-name="Table10.A2" office:value-type="string">
            <text:p text:style-name="P35"><text:span text:style-name="T48">axilIn.</text:span>wstrb</text:p>
          </table:table-cell>
          <table:table-cell table:style-name="Table10.A2" office:value-type="string">
            <text:p text:style-name="P40">N/A</text:p>
          </table:table-cell>
          <table:table-cell table:style-name="Table10.C2" office:value-type="string">
            <text:p text:style-name="P40">Not used</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5"><text:span text:style-name="T48">axilIn.</text:span>bready</text:p>
          </table:table-cell>
          <table:table-cell table:style-name="Table10.A2" office:value-type="string">
            <text:p text:style-name="P41">1</text:p>
          </table:table-cell>
          <table:table-cell table:style-name="Table10.C2" office:value-type="string">
            <text:p text:style-name="P41">Write response ready<text:span text:style-name="T50"> input</text:span></text:p>
          </table:table-cell>
        </table:table-row>
        <table:table-row>
          <table:table-cell table:style-name="Table10.A2" office:value-type="string">
            <text:p text:style-name="P35"><text:span text:style-name="T48">axilOut.</text:span>bvalid</text:p>
          </table:table-cell>
          <table:table-cell table:style-name="Table10.A2" office:value-type="string">
            <text:p text:style-name="P41">1</text:p>
          </table:table-cell>
          <table:table-cell table:style-name="Table10.C2" office:value-type="string">
            <text:p text:style-name="P41">Write response valid<text:span text:style-name="T50"> output</text:span></text:p>
          </table:table-cell>
        </table:table-row>
        <table:table-row>
          <table:table-cell table:style-name="Table10.A2" office:value-type="string">
            <text:p text:style-name="P35"><text:span text:style-name="T48">axilOut.</text:span>bresp</text:p>
          </table:table-cell>
          <table:table-cell table:style-name="Table10.A2" office:value-type="string">
            <text:p text:style-name="P41">2</text:p>
          </table:table-cell>
          <table:table-cell table:style-name="Table10.C2" office:value-type="string">
            <text:p text:style-name="P41">Write response, “00” is Ok<text:span text:style-name="T50"> output</text:span>.</text:p>
          </table:table-cell>
        </table:table-row>
        <table:table-row>
          <table:table-cell table:style-name="Table10.A2" office:value-type="string">
            <text:p text:style-name="P35"/>
          </table:table-cell>
          <table:table-cell table:style-name="Table10.A2" office:value-type="string">
            <text:p text:style-name="P41"/>
          </table:table-cell>
          <table:table-cell table:style-name="Table10.C2" office:value-type="string">
            <text:p text:style-name="P41"/>
          </table:table-cell>
        </table:table-row>
        <table:table-row>
          <table:table-cell table:style-name="Table10.A2" office:value-type="string">
            <text:p text:style-name="P39"><text:span text:style-name="T48">axilOut.</text:span>arready</text:p>
          </table:table-cell>
          <table:table-cell table:style-name="Table10.A2" office:value-type="string">
            <text:p text:style-name="P39">1</text:p>
          </table:table-cell>
          <table:table-cell table:style-name="Table10.C2" office:value-type="string">
            <text:p text:style-name="P39">Read address ready <text:span text:style-name="T47">output</text:span></text:p>
          </table:table-cell>
        </table:table-row>
        <text:soft-page-break/>
        <table:table-row>
          <table:table-cell table:style-name="Table10.A2" office:value-type="string">
            <text:p text:style-name="P35"><text:span text:style-name="T48">axilIn.</text:span>arvalid</text:p>
          </table:table-cell>
          <table:table-cell table:style-name="Table10.A2" office:value-type="string">
            <text:p text:style-name="P35">1</text:p>
          </table:table-cell>
          <table:table-cell table:style-name="Table10.C2" office:value-type="string">
            <text:p text:style-name="P39">Read address valid <text:span text:style-name="T47">input</text:span></text:p>
          </table:table-cell>
        </table:table-row>
        <table:table-row>
          <table:table-cell table:style-name="Table10.A2" office:value-type="string">
            <text:p text:style-name="P35"><text:span text:style-name="T48">axilIn.</text:span>araddr</text:p>
          </table:table-cell>
          <table:table-cell table:style-name="Table10.A2" office:value-type="string">
            <text:p text:style-name="P35"><text:span text:style-name="T48">4</text:span> bits</text:p>
          </table:table-cell>
          <table:table-cell table:style-name="Table10.C2" office:value-type="string">
            <text:p text:style-name="P35">Read address, address<text:span text:style-name="T50"> input</text:span></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9"><text:span text:style-name="T48">axilIn.</text:span>rready</text:p>
          </table:table-cell>
          <table:table-cell table:style-name="Table10.A2" office:value-type="string">
            <text:p text:style-name="P39">1</text:p>
          </table:table-cell>
          <table:table-cell table:style-name="Table10.C2" office:value-type="string">
            <text:p text:style-name="P42">Read data ready input</text:p>
          </table:table-cell>
        </table:table-row>
        <table:table-row>
          <table:table-cell table:style-name="Table10.A2" office:value-type="string">
            <text:p text:style-name="P35"><text:span text:style-name="T48">axilOut.</text:span>rvalid</text:p>
          </table:table-cell>
          <table:table-cell table:style-name="Table10.A2" office:value-type="string">
            <text:p text:style-name="P35">1</text:p>
          </table:table-cell>
          <table:table-cell table:style-name="Table10.C2" office:value-type="string">
            <text:p text:style-name="P43">Read data valid<text:span text:style-name="T50"> <text:s/>output</text:span></text:p>
          </table:table-cell>
        </table:table-row>
        <table:table-row>
          <table:table-cell table:style-name="Table10.A2" office:value-type="string">
            <text:p text:style-name="P35"><text:span text:style-name="T48">axilOut.</text:span>rdata</text:p>
          </table:table-cell>
          <table:table-cell table:style-name="Table10.A2" office:value-type="string">
            <text:p text:style-name="P35">32 bits</text:p>
          </table:table-cell>
          <table:table-cell table:style-name="Table10.C2" office:value-type="string">
            <text:p text:style-name="P43">Read data, data<text:span text:style-name="T50"> <text:s/>output</text:span></text:p>
          </table:table-cell>
        </table:table-row>
        <table:table-row>
          <table:table-cell table:style-name="Table10.A2" office:value-type="string">
            <text:p text:style-name="P35"><text:span text:style-name="T48">axilOut.</text:span>rresp</text:p>
          </table:table-cell>
          <table:table-cell table:style-name="Table10.A2" office:value-type="string">
            <text:p text:style-name="P41">2</text:p>
          </table:table-cell>
          <table:table-cell table:style-name="Table10.C2" office:value-type="string">
            <text:p text:style-name="P42">Read response, “00” is Ok<text:span text:style-name="T50"> output</text:span>.</text:p>
          </table:table-cell>
        </table:table-row>
      </table:table>
      <text:h text:style-name="Heading_20_2" text:outline-level="2"><text:bookmark-start text:name="__RefHeading___Toc3896_242116693"/>NVMe <text:span text:style-name="T52">write d</text:span>ata <text:span text:style-name="T52">s</text:span>tream<text:bookmark-end text:name="__RefHeading___Toc3896_242116693"/></text:h>
      <text:p text:style-name="P95">This accepts the Dune data on an AXI4-Stream interface <text:span text:style-name="T51">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30">Item</text:p>
          </table:table-cell>
          <table:table-cell table:style-name="Table4.A1" office:value-type="string">
            <text:p text:style-name="P124">I<text:span text:style-name="T41">nfo</text:span></text:p>
          </table:table-cell>
          <table:table-cell table:style-name="Table4.C1" office:value-type="string">
            <text:p text:style-name="P130">Notes</text:p>
          </table:table-cell>
        </table:table-row>
        <table:table-row>
          <table:table-cell table:style-name="Table4.A2" office:value-type="string">
            <text:p text:style-name="P45">Clock</text:p>
          </table:table-cell>
          <table:table-cell table:style-name="Table4.A2" office:value-type="string">
            <text:p text:style-name="P45">250 MHz</text:p>
          </table:table-cell>
          <table:table-cell table:style-name="Table4.C2" office:value-type="string">
            <text:p text:style-name="P49"/>
          </table:table-cell>
        </table:table-row>
        <table:table-row>
          <table:table-cell table:style-name="Table4.A2" office:value-type="string">
            <text:p text:style-name="P45">Bus width</text:p>
          </table:table-cell>
          <table:table-cell table:style-name="Table4.A2" office:value-type="string">
            <text:p text:style-name="P45">128 bits</text:p>
          </table:table-cell>
          <table:table-cell table:style-name="Table4.C2" office:value-type="string">
            <text:p text:style-name="P45">4 GBytes per second interface <text:span text:style-name="T90">(actually 250e6 * 16 Bytes/s)</text:span></text:p>
          </table:table-cell>
        </table:table-row>
        <table:table-row>
          <table:table-cell table:style-name="Table4.A2" office:value-type="string">
            <text:p text:style-name="P47">Data length</text:p>
          </table:table-cell>
          <table:table-cell table:style-name="Table4.A2" office:value-type="string">
            <text:p text:style-name="P47">Multiple of <text:span text:style-name="T91">4/8</text:span>k</text:p>
          </table:table-cell>
          <table:table-cell table:style-name="Table4.C2" office:value-type="string">
            <text:p text:style-name="P47">The NVMe will expect a stream of data which is a multiple of <text:span text:style-name="T91">4 or 8</text:span> kBytes <text:span text:style-name="T83">(TBD)</text:span></text:p>
          </table:table-cell>
        </table:table-row>
      </table:table>
      <text:p text:style-name="P88"/>
      <text:p text:style-name="Text_20_body">The <text:span text:style-name="T73">core has a degree of data buffering of the data streams, but this will not be sufficient to handle all NVMe latencies. The dataIn.ready line will be low when the buffer is full. It is expected that the FPGA’s DMA buffer will have sufficient space to buffer the data for about 1 second to handle this latency.</text:span></text:p>
      <text:p text:style-name="P119">If the buffer is getting too full, some means of dropping data needs to be provided. This can be done by the external logic or within the NvmeStorage core.</text:p>
      <text:p text:style-name="P119">If handled by the external logic, this can drop 4/8 kByte blocks or supper packets as needed.</text:p>
      <text:p text:style-name="P119">If handled, by the NvmeStorage module, then the external logic would set a <text:span text:style-name="T92">dropPackets </text:span>input high when the<text:span text:style-name="T92"> buffer is getting too full. When this occurs the NvmeStorage core will drop a complete input packets from the tail of its input FIFO and increment its packets dropped counter.</text:span></text:p>
      <text:p text:style-name="P119"><text:span text:style-name="T92">We don’t expect this </text:span>dropping of packets <text:span text:style-name="T92">to be used unless there are significant NVMe latencies for some reason. The NVMe data will thus have missing packets in this case. It is assumed that the data reading software can detect this from the packet headers.</text:span></text:p>
      <table:table table:name="Table6" table:style-name="Table6">
        <table:table-column table:style-name="Table6.A"/>
        <table:table-column table:style-name="Table6.B"/>
        <table:table-column table:style-name="Table6.C"/>
        <table:table-row>
          <table:table-cell table:style-name="Table6.A1" office:value-type="string">
            <text:p text:style-name="P130">Item</text:p>
          </table:table-cell>
          <table:table-cell table:style-name="Table6.A1" office:value-type="string">
            <text:p text:style-name="P130">Bits</text:p>
          </table:table-cell>
          <table:table-cell table:style-name="Table6.C1" office:value-type="string">
            <text:p text:style-name="P130">Notes</text:p>
          </table:table-cell>
        </table:table-row>
        <table:table-row>
          <table:table-cell table:style-name="Table6.A2" office:value-type="string">
            <text:p text:style-name="P76">dataEnable</text:p>
          </table:table-cell>
          <table:table-cell table:style-name="Table6.A2" office:value-type="string">
            <text:p text:style-name="P76">1</text:p>
          </table:table-cell>
          <table:table-cell table:style-name="Table6.C2" office:value-type="string">
            <text:p text:style-name="P76">Enable data input for a chunk of data</text:p>
          </table:table-cell>
        </table:table-row>
        <table:table-row>
          <table:table-cell table:style-name="Table6.A2" office:value-type="string">
            <text:p text:style-name="P76">dataEnabledOut</text:p>
          </table:table-cell>
          <table:table-cell table:style-name="Table6.A2" office:value-type="string">
            <text:p text:style-name="P84">1</text:p>
          </table:table-cell>
          <table:table-cell table:style-name="Table6.C2" office:value-type="string">
            <text:p text:style-name="P84">This is set high when the NvmeStorage unit is enabled to save data. Useful for test signal generators etc.</text:p>
          </table:table-cell>
        </table:table-row>
        <table:table-row>
          <table:table-cell table:style-name="Table6.A2" office:value-type="string">
            <text:p text:style-name="P74">d<text:span text:style-name="T75">ropPackets</text:span></text:p>
          </table:table-cell>
          <table:table-cell table:style-name="Table6.A2" office:value-type="string">
            <text:p text:style-name="P75">1</text:p>
          </table:table-cell>
          <table:table-cell table:style-name="Table6.C2" office:value-type="string">
            <text:p text:style-name="P77">Set to 1 if the input buffer is getting too full. The NvmeStorage block will drop complete input packets and store the number of dropped packets in its registers while this is high.</text:p>
          </table:table-cell>
        </table:table-row>
        <table:table-row>
          <table:table-cell table:style-name="Table6.C2" table:number-columns-spanned="3" office:value-type="string">
            <text:p text:style-name="Table_20_Heading">AXI4-Stream</text:p>
          </table:table-cell>
          <table:covered-table-cell/>
          <table:covered-table-cell/>
        </table:table-row>
        <text:soft-page-break/>
        <table:table-row>
          <table:table-cell table:style-name="Table6.A2" office:value-type="string">
            <text:p text:style-name="P50">dataIn.ready</text:p>
          </table:table-cell>
          <table:table-cell table:style-name="Table6.A2" office:value-type="string">
            <text:p text:style-name="P36">1</text:p>
          </table:table-cell>
          <table:table-cell table:style-name="Table6.C2" office:value-type="string">
            <text:p text:style-name="P36">Ready for data <text:span text:style-name="T52">output</text:span>. Holds data input for some maximum time</text:p>
          </table:table-cell>
        </table:table-row>
        <table:table-row>
          <table:table-cell table:style-name="Table6.A2" office:value-type="string">
            <text:p text:style-name="P36"><text:span text:style-name="T52">dataIn.</text:span>valid</text:p>
          </table:table-cell>
          <table:table-cell table:style-name="Table6.A2" office:value-type="string">
            <text:p text:style-name="P36">1</text:p>
          </table:table-cell>
          <table:table-cell table:style-name="Table6.C2" office:value-type="string">
            <text:p text:style-name="P36">Data is valid <text:span text:style-name="T52">input</text:span></text:p>
          </table:table-cell>
        </table:table-row>
        <table:table-row>
          <table:table-cell table:style-name="Table6.A2" office:value-type="string">
            <text:p text:style-name="P36"><text:span text:style-name="T52">dataIn.</text:span>last</text:p>
          </table:table-cell>
          <table:table-cell table:style-name="Table6.A2" office:value-type="string">
            <text:p text:style-name="P36">1</text:p>
          </table:table-cell>
          <table:table-cell table:style-name="Table6.C2" office:value-type="string">
            <text:p text:style-name="P36">Last word of data packet input. This is used to indicate the end of a contiguous packet of data. This could be an <text:span text:style-name="T91">4/</text:span>8 k packet or a ~128k super packet (TBD).</text:p>
          </table:table-cell>
        </table:table-row>
        <table:table-row>
          <table:table-cell table:style-name="Table6.A2" office:value-type="string">
            <text:p text:style-name="P36"><text:span text:style-name="T52">dataIn.</text:span>data</text:p>
          </table:table-cell>
          <table:table-cell table:style-name="Table6.A2" office:value-type="string">
            <text:p text:style-name="P36">128 bits</text:p>
          </table:table-cell>
          <table:table-cell table:style-name="Table6.C2" office:value-type="string">
            <text:p text:style-name="P36">The data input</text:p>
          </table:table-cell>
        </table:table-row>
      </table:table>
      <text:h text:style-name="P146" text:outline-level="2"><text:bookmark-start text:name="__RefHeading___Toc3898_242116693"/>NVMe <text:span text:style-name="T11">read</text:span><text:span text:style-name="T52"> d</text:span>ata <text:span text:style-name="T52">s</text:span>tream<text:bookmark-end text:name="__RefHeading___Toc3898_242116693"/></text:h>
      <text:p text:style-name="P95">This send the data block packets to the host computer when reading the data. 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30">Item</text:p>
          </table:table-cell>
          <table:table-cell table:style-name="Table7.A1" office:value-type="string">
            <text:p text:style-name="P124">I<text:span text:style-name="T41">nfo</text:span></text:p>
          </table:table-cell>
          <table:table-cell table:style-name="Table7.C1" office:value-type="string">
            <text:p text:style-name="P130">Notes</text:p>
          </table:table-cell>
        </table:table-row>
        <table:table-row>
          <table:table-cell table:style-name="Table7.A2" office:value-type="string">
            <text:p text:style-name="P45">Clock</text:p>
          </table:table-cell>
          <table:table-cell table:style-name="Table7.A2" office:value-type="string">
            <text:p text:style-name="P45">250 MHz</text:p>
          </table:table-cell>
          <table:table-cell table:style-name="Table7.C2" office:value-type="string">
            <text:p text:style-name="P49"/>
          </table:table-cell>
        </table:table-row>
        <table:table-row>
          <table:table-cell table:style-name="Table7.A2" office:value-type="string">
            <text:p text:style-name="P45">Bus width</text:p>
          </table:table-cell>
          <table:table-cell table:style-name="Table7.A2" office:value-type="string">
            <text:p text:style-name="P45">128 bits</text:p>
          </table:table-cell>
          <table:table-cell table:style-name="Table7.C2" office:value-type="string">
            <text:p text:style-name="P45">4 GBytes per second interface</text:p>
          </table:table-cell>
        </table:table-row>
        <table:table-row>
          <table:table-cell table:style-name="Table7.A2" office:value-type="string">
            <text:p text:style-name="P47">Data length</text:p>
          </table:table-cell>
          <table:table-cell table:style-name="Table7.A2" office:value-type="string">
            <text:p text:style-name="P47">1<text:span text:style-name="T52">28 Byte packets</text:span></text:p>
          </table:table-cell>
          <table:table-cell table:style-name="Table7.C2" office:value-type="string">
            <text:p text:style-name="P50">The raw PCIe write data stream will be sent with the Xilinx PCIe blocks data headers</text:p>
          </table:table-cell>
        </table:table-row>
      </table:table>
      <text:p text:style-name="P88"/>
      <text:p text:style-name="P88"/>
      <table:table table:name="Table8" table:style-name="Table8">
        <table:table-column table:style-name="Table8.A"/>
        <table:table-column table:style-name="Table8.B"/>
        <table:table-column table:style-name="Table8.C"/>
        <table:table-row>
          <table:table-cell table:style-name="Table8.A1" office:value-type="string">
            <text:p text:style-name="P130">Item</text:p>
          </table:table-cell>
          <table:table-cell table:style-name="Table8.A1" office:value-type="string">
            <text:p text:style-name="P130">Bits</text:p>
          </table:table-cell>
          <table:table-cell table:style-name="Table8.C1" office:value-type="string">
            <text:p text:style-name="P130">Notes</text:p>
          </table:table-cell>
        </table:table-row>
        <table:table-row>
          <table:table-cell table:style-name="Table8.A2" office:value-type="string">
            <text:p text:style-name="P50">dataOut.ready</text:p>
          </table:table-cell>
          <table:table-cell table:style-name="Table8.A2" office:value-type="string">
            <text:p text:style-name="P36">1</text:p>
          </table:table-cell>
          <table:table-cell table:style-name="Table8.C2" office:value-type="string">
            <text:p text:style-name="P36">Ready for data <text:span text:style-name="T53">input</text:span>.</text:p>
          </table:table-cell>
        </table:table-row>
        <table:table-row>
          <table:table-cell table:style-name="Table8.A2" office:value-type="string">
            <text:p text:style-name="P36"><text:span text:style-name="T52">dataOut.</text:span>valid</text:p>
          </table:table-cell>
          <table:table-cell table:style-name="Table8.A2" office:value-type="string">
            <text:p text:style-name="P36">1</text:p>
          </table:table-cell>
          <table:table-cell table:style-name="Table8.C2" office:value-type="string">
            <text:p text:style-name="P36">Data is valid <text:span text:style-name="T53">output</text:span></text:p>
          </table:table-cell>
        </table:table-row>
        <table:table-row>
          <table:table-cell table:style-name="Table8.A2" office:value-type="string">
            <text:p text:style-name="P36"><text:span text:style-name="T52">dataOut.</text:span>last</text:p>
          </table:table-cell>
          <table:table-cell table:style-name="Table8.A2" office:value-type="string">
            <text:p text:style-name="P36">1</text:p>
          </table:table-cell>
          <table:table-cell table:style-name="Table8.C2" office:value-type="string">
            <text:p text:style-name="P36">Last word of data chunk output. Set at the end of each data packet.</text:p>
          </table:table-cell>
        </table:table-row>
        <table:table-row>
          <table:table-cell table:style-name="Table8.A2" office:value-type="string">
            <text:p text:style-name="P36"><text:span text:style-name="T52">dataOut.</text:span>data</text:p>
          </table:table-cell>
          <table:table-cell table:style-name="Table8.A2" office:value-type="string">
            <text:p text:style-name="P36">128 bits</text:p>
          </table:table-cell>
          <table:table-cell table:style-name="Table8.C2" office:value-type="string">
            <text:p text:style-name="P36">The data output (bits 0-31 Dword0, bits 32-63 Dword 1)</text:p>
          </table:table-cell>
        </table:table-row>
      </table:table>
      <text:p text:style-name="P99"/>
      <text:p text:style-name="P107">The read data packets will be the raw PCIe write data packets from the NVMe devices. <text:span text:style-name="T54">These are likely to contain 128 or 256 bytes of data depending on the PCIe max payload size in use. </text:span>These will have the following data structure <text:span text:style-name="T76">(</text:span><text:span text:style-name="T77">Not yet decided</text:span><text:span text:style-name="T76">)</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DWord</text:p>
          </table:table-cell>
          <table:table-cell table:style-name="Table9.A1" office:value-type="string">
            <text:p text:style-name="Table_20_Heading">Value</text:p>
          </table:table-cell>
          <table:table-cell table:style-name="Table9.C1" office:value-type="string">
            <text:p text:style-name="Table_20_Heading">Description</text:p>
          </table:table-cell>
        </table:table-row>
        <table:table-row>
          <table:table-cell table:style-name="Table9.A2" office:value-type="string">
            <text:p text:style-name="P52">0</text:p>
          </table:table-cell>
          <table:table-cell table:style-name="Table9.A2" office:value-type="string">
            <text:p text:style-name="P52">0x<text:span text:style-name="T72">NSAAAAAA</text:span></text:p>
          </table:table-cell>
          <table:table-cell table:style-name="Table9.C2" office:value-type="string">
            <text:p text:style-name="P53">The destination address <text:span text:style-name="T70">with destination identifiers</text:span>. This will have the <text:span text:style-name="T71">NVME</text:span> identified in the topmost 4 bits, <text:span text:style-name="T71">the stream in bits 24-27</text:span> and the byte address of the data based on 0 being the beginning of the read request <text:span text:style-name="T71">in the remaining bits</text:span>. <text:span text:style-name="T71">Note this address will wrap around in that the upper address bits above bit 23 will not be provided.</text:span></text:p>
          </table:table-cell>
        </table:table-row>
        <table:table-row>
          <table:table-cell table:style-name="Table9.A2" office:value-type="string">
            <text:p text:style-name="P52">1</text:p>
          </table:table-cell>
          <table:table-cell table:style-name="Table9.A2" office:value-type="string">
            <text:p text:style-name="P52">0</text:p>
          </table:table-cell>
          <table:table-cell table:style-name="Table9.C2" office:value-type="string">
            <text:p text:style-name="P52">Not used</text:p>
          </table:table-cell>
        </table:table-row>
        <table:table-row>
          <table:table-cell table:style-name="Table9.A2" office:value-type="string">
            <text:p text:style-name="P52">2</text:p>
          </table:table-cell>
          <table:table-cell table:style-name="Table9.A2" office:value-type="string">
            <text:p text:style-name="P52">0x0000XXXX</text:p>
          </table:table-cell>
          <table:table-cell table:style-name="Table9.C2" office:value-type="string">
            <text:p text:style-name="P52">This has the number of DWords in the packet data in the bottom 11 bits and bit 12 set to 1 to indicate a write request</text:p>
          </table:table-cell>
        </table:table-row>
        <text:soft-page-break/>
        <table:table-row>
          <table:table-cell table:style-name="Table9.A2" office:value-type="string">
            <text:p text:style-name="P52">3</text:p>
          </table:table-cell>
          <table:table-cell table:style-name="Table9.A2" office:value-type="string">
            <text:p text:style-name="P52">0xXXXXXXXX</text:p>
          </table:table-cell>
          <table:table-cell table:style-name="Table9.C2" office:value-type="string">
            <text:p text:style-name="P52">No used</text:p>
          </table:table-cell>
        </table:table-row>
        <table:table-row>
          <table:table-cell table:style-name="Table9.A2" office:value-type="string">
            <text:p text:style-name="P52">4 -n</text:p>
          </table:table-cell>
          <table:table-cell table:style-name="Table9.A2" office:value-type="string">
            <text:p text:style-name="Table_20_Contents">...</text:p>
          </table:table-cell>
          <table:table-cell table:style-name="Table9.C2" office:value-type="string">
            <text:p text:style-name="P52">The following DWords contain the data</text:p>
          </table:table-cell>
        </table:table-row>
      </table:table>
      <text:h text:style-name="P147" text:outline-level="2"><text:bookmark-start text:name="__RefHeading___Toc3900_242116693"/>NVMe <text:span text:style-name="T69">control d</text:span>ata <text:span text:style-name="T52">s</text:span>tream<text:bookmark-end text:name="__RefHeading___Toc3900_242116693"/></text:h>
      <text:p text:style-name="P96">This <text:span text:style-name="T69">is an optional stream to send PCIe packets to the Nvme devices. Responses will be </text:span>sen<text:span text:style-name="T69">t on the read data stream with appropriate headers.</text:span> <text:span text:style-name="T69">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134">Item</text:p>
          </table:table-cell>
          <table:table-cell table:style-name="Table16.A1" office:value-type="string">
            <text:p text:style-name="P125">I<text:span text:style-name="T41">nfo</text:span></text:p>
          </table:table-cell>
          <table:table-cell table:style-name="Table16.C1" office:value-type="string">
            <text:p text:style-name="P134">Notes</text:p>
          </table:table-cell>
        </table:table-row>
        <table:table-row>
          <table:table-cell table:style-name="Table16.A2" office:value-type="string">
            <text:p text:style-name="P46">Clock</text:p>
          </table:table-cell>
          <table:table-cell table:style-name="Table16.A2" office:value-type="string">
            <text:p text:style-name="P46">250 MHz</text:p>
          </table:table-cell>
          <table:table-cell table:style-name="Table16.C2" office:value-type="string">
            <text:p text:style-name="P73"/>
          </table:table-cell>
        </table:table-row>
        <table:table-row>
          <table:table-cell table:style-name="Table16.A2" office:value-type="string">
            <text:p text:style-name="P46">Bus width</text:p>
          </table:table-cell>
          <table:table-cell table:style-name="Table16.A2" office:value-type="string">
            <text:p text:style-name="P46">128 bits</text:p>
          </table:table-cell>
          <table:table-cell table:style-name="Table16.C2" office:value-type="string">
            <text:p text:style-name="P46">4 GBytes per second interface</text:p>
          </table:table-cell>
        </table:table-row>
        <table:table-row>
          <table:table-cell table:style-name="Table16.A2" office:value-type="string">
            <text:p text:style-name="P48">Data length</text:p>
          </table:table-cell>
          <table:table-cell table:style-name="Table16.A2" office:value-type="string">
            <text:p text:style-name="P48">1<text:span text:style-name="T52">28 Byte packets</text:span></text:p>
          </table:table-cell>
          <table:table-cell table:style-name="Table16.C2" office:value-type="string">
            <text:p text:style-name="P51">The raw PCIe write data stream needs to be sent with the Xilinx PCIe blocks data headers</text:p>
          </table:table-cell>
        </table:table-row>
      </table:table>
      <text:p text:style-name="P90"/>
      <table:table table:name="Table17" table:style-name="Table17">
        <table:table-column table:style-name="Table17.A"/>
        <table:table-column table:style-name="Table17.B"/>
        <table:table-column table:style-name="Table17.C"/>
        <table:table-row>
          <table:table-cell table:style-name="Table17.A1" office:value-type="string">
            <text:p text:style-name="P134">Item</text:p>
          </table:table-cell>
          <table:table-cell table:style-name="Table17.A1" office:value-type="string">
            <text:p text:style-name="P134">Bits</text:p>
          </table:table-cell>
          <table:table-cell table:style-name="Table17.C1" office:value-type="string">
            <text:p text:style-name="P134">Notes</text:p>
          </table:table-cell>
        </table:table-row>
        <table:table-row>
          <table:table-cell table:style-name="Table17.A2" office:value-type="string">
            <text:p text:style-name="P51">controlIn.ready</text:p>
          </table:table-cell>
          <table:table-cell table:style-name="Table17.A2" office:value-type="string">
            <text:p text:style-name="P38">1</text:p>
          </table:table-cell>
          <table:table-cell table:style-name="Table17.C2" office:value-type="string">
            <text:p text:style-name="P38">Ready for data <text:span text:style-name="T53">output</text:span>.</text:p>
          </table:table-cell>
        </table:table-row>
        <table:table-row>
          <table:table-cell table:style-name="Table17.A2" office:value-type="string">
            <text:p text:style-name="P38"><text:span text:style-name="T52">controlIn.</text:span>valid</text:p>
          </table:table-cell>
          <table:table-cell table:style-name="Table17.A2" office:value-type="string">
            <text:p text:style-name="P38">1</text:p>
          </table:table-cell>
          <table:table-cell table:style-name="Table17.C2" office:value-type="string">
            <text:p text:style-name="P38">Data is valid <text:span text:style-name="T69">input</text:span></text:p>
          </table:table-cell>
        </table:table-row>
        <table:table-row>
          <table:table-cell table:style-name="Table17.A2" office:value-type="string">
            <text:p text:style-name="P38"><text:span text:style-name="T52">controlIn.</text:span>last</text:p>
          </table:table-cell>
          <table:table-cell table:style-name="Table17.A2" office:value-type="string">
            <text:p text:style-name="P38">1</text:p>
          </table:table-cell>
          <table:table-cell table:style-name="Table17.C2" office:value-type="string">
            <text:p text:style-name="P38">Last word of data chunk <text:span text:style-name="T69">input</text:span>. Set at the end of each data packet.</text:p>
          </table:table-cell>
        </table:table-row>
        <table:table-row>
          <table:table-cell table:style-name="Table17.A2" office:value-type="string">
            <text:p text:style-name="P38"><text:span text:style-name="T52">controlIn.</text:span>data</text:p>
          </table:table-cell>
          <table:table-cell table:style-name="Table17.A2" office:value-type="string">
            <text:p text:style-name="P38">128 bits</text:p>
          </table:table-cell>
          <table:table-cell table:style-name="Table17.C2" office:value-type="string">
            <text:p text:style-name="P38">The data <text:span text:style-name="T69">input</text:span> (bits 0-31 Dword0, bits 32-63 Dword 1)</text:p>
          </table:table-cell>
        </table:table-row>
      </table:table>
      <text:p text:style-name="P100"/>
      <text:p text:style-name="P108">The read data packets will be the raw PCIe write data packets from the NVMe devices. <text:span text:style-name="T54">These are likely to contain 128 or 256 bytes of data depending on the PCIe max payload size in use. </text:span>These will have the following data structure:</text:p>
      <table:table table:name="Table19" table:style-name="Table19">
        <table:table-column table:style-name="Table19.A"/>
        <table:table-column table:style-name="Table19.B"/>
        <table:table-column table:style-name="Table19.C"/>
        <table:table-row>
          <table:table-cell table:style-name="Table19.A1" office:value-type="string">
            <text:p text:style-name="P126">DWord</text:p>
          </table:table-cell>
          <table:table-cell table:style-name="Table19.A1" office:value-type="string">
            <text:p text:style-name="P135">Value</text:p>
          </table:table-cell>
          <table:table-cell table:style-name="Table19.C1" office:value-type="string">
            <text:p text:style-name="P135">Description</text:p>
          </table:table-cell>
        </table:table-row>
        <table:table-row>
          <table:table-cell table:style-name="Table19.A2" office:value-type="string">
            <text:p text:style-name="P81">0</text:p>
          </table:table-cell>
          <table:table-cell table:style-name="Table19.A2" office:value-type="string">
            <text:p text:style-name="P81">0x<text:span text:style-name="T93">0BBBEAAA</text:span></text:p>
          </table:table-cell>
          <table:table-cell table:style-name="Table19.C2" office:value-type="string">
            <text:p text:style-name="P81"><text:span text:style-name="T93">B</text:span>: <text:span text:style-name="T93">Byte count, E</text:span>: <text:span text:style-name="T93">Error</text:span>, A: Address</text:p>
          </table:table-cell>
        </table:table-row>
        <table:table-row>
          <table:table-cell table:style-name="Table19.A2" office:value-type="string">
            <text:p text:style-name="P81">1</text:p>
          </table:table-cell>
          <table:table-cell table:style-name="Table19.A2" office:value-type="string">
            <text:p text:style-name="P81">0<text:span text:style-name="T93">x000SUCCC</text:span></text:p>
          </table:table-cell>
          <table:table-cell table:style-name="Table19.C2" office:value-type="string">
            <text:p text:style-name="P82">S: <text:span text:style-name="T94">Stream, U: </text:span>Status, C: DWord coun<text:span text:style-name="T95">t</text:span></text:p>
          </table:table-cell>
        </table:table-row>
        <table:table-row>
          <table:table-cell table:style-name="Table19.A2" office:value-type="string">
            <text:p text:style-name="P83">2</text:p>
          </table:table-cell>
          <table:table-cell table:style-name="Table19.A2" office:value-type="string">
            <text:p text:style-name="P81">0x000000<text:span text:style-name="T96">TT</text:span></text:p>
          </table:table-cell>
          <table:table-cell table:style-name="Table19.C2" office:value-type="string">
            <text:p text:style-name="P81">Request tag</text:p>
          </table:table-cell>
        </table:table-row>
      </table:table>
      <text:p text:style-name="P108"/>
      <text:h text:style-name="Heading_20_1" text:outline-level="1"><text:bookmark-start text:name="__RefHeading___Toc3902_242116693"/>Control and status registers<text:bookmark-end text:name="__RefHeading___Toc3902_242116693"/></text:h>
      <text:p text:style-name="P113">The NVMe control interface is implemented using an AXI4-<text:span text:style-name="T49">L</text:span>ite bus interface. It is designed for host computer setup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31">Item</text:p>
          </table:table-cell>
          <table:table-cell table:style-name="Table11.A1" office:value-type="string">
            <text:p text:style-name="P133">Address</text:p>
          </table:table-cell>
          <table:table-cell table:style-name="Table11.A1" office:value-type="string">
            <text:p text:style-name="P131">Bits</text:p>
          </table:table-cell>
          <table:table-cell table:style-name="Table11.D1" office:value-type="string">
            <text:p text:style-name="P131">Notes</text:p>
          </table:table-cell>
        </table:table-row>
        <table:table-row>
          <table:table-cell table:style-name="Table11.A2" office:value-type="string">
            <text:p text:style-name="P54">I<text:span text:style-name="T57">D register</text:span></text:p>
          </table:table-cell>
          <table:table-cell table:style-name="Table11.A2" office:value-type="string">
            <text:p text:style-name="P69">0x0000</text:p>
          </table:table-cell>
          <table:table-cell table:style-name="Table11.A2" office:value-type="string">
            <text:p text:style-name="P56">32 bits</text:p>
          </table:table-cell>
          <table:table-cell table:style-name="Table11.D2" office:value-type="string">
            <text:p text:style-name="P54">T<text:span text:style-name="T58">he NVMe storage core type (0x56, Top 8 bits) and the version number (8.8.8 bits)</text:span></text:p>
          </table:table-cell>
        </table:table-row>
        <text:soft-page-break/>
        <table:table-row>
          <table:table-cell table:style-name="Table11.A2" office:value-type="string">
            <text:p text:style-name="P37">C<text:span text:style-name="T59">ontrol</text:span></text:p>
          </table:table-cell>
          <table:table-cell table:style-name="Table11.A2" office:value-type="string">
            <text:p text:style-name="P69">0x0004</text:p>
          </table:table-cell>
          <table:table-cell table:style-name="Table11.A2" office:value-type="string">
            <text:p text:style-name="P57">32 bits</text:p>
          </table:table-cell>
          <table:table-cell table:style-name="Table11.D2" office:value-type="string">
            <text:p text:style-name="P37">T<text:span text:style-name="T59">he control register</text:span></text:p>
          </table:table-cell>
        </table:table-row>
        <table:table-row>
          <table:table-cell table:style-name="Table11.A2" office:value-type="string">
            <text:p text:style-name="P37">S<text:span text:style-name="T59">tatus</text:span></text:p>
          </table:table-cell>
          <table:table-cell table:style-name="Table11.A2" office:value-type="string">
            <text:p text:style-name="P69">0x0008</text:p>
          </table:table-cell>
          <table:table-cell table:style-name="Table11.A2" office:value-type="string">
            <text:p text:style-name="P57">32 bits</text:p>
          </table:table-cell>
          <table:table-cell table:style-name="Table11.D2" office:value-type="string">
            <text:p text:style-name="P57">The status register</text:p>
          </table:table-cell>
        </table:table-row>
        <table:table-row>
          <table:table-cell table:style-name="Table11.A2" office:value-type="string">
            <text:p text:style-name="P159">DataChunk</text:p>
          </table:table-cell>
          <table:table-cell table:style-name="Table11.A2" office:value-type="string">
            <text:p text:style-name="P159">0x000C</text:p>
          </table:table-cell>
          <table:table-cell table:style-name="Table11.A2" office:value-type="string">
            <text:p text:style-name="P159">32 bits</text:p>
          </table:table-cell>
          <table:table-cell table:style-name="Table11.D2" office:value-type="string">
            <text:p text:style-name="P159">The datachunk to write into</text:p>
          </table:table-cell>
        </table:table-row>
        <table:table-row>
          <table:table-cell table:style-name="Table11.A2" office:value-type="string">
            <text:p text:style-name="P155"><text:span text:style-name="T78">Blocks</text:span>Lost</text:p>
          </table:table-cell>
          <table:table-cell table:style-name="Table11.A2" office:value-type="string">
            <text:p text:style-name="P155">0x0010</text:p>
          </table:table-cell>
          <table:table-cell table:style-name="Table11.A2" office:value-type="string">
            <text:p text:style-name="P57">32 bits</text:p>
          </table:table-cell>
          <table:table-cell table:style-name="Table11.D2" office:value-type="string">
            <text:p text:style-name="P156"><text:span text:style-name="T76">The number of blocks lost</text:span></text:p>
          </table:table-cell>
        </table:table-row>
        <table:table-row>
          <table:table-cell table:style-name="Table11.A2" office:value-type="string">
            <text:p text:style-name="P37"/>
          </table:table-cell>
          <table:table-cell table:style-name="Table11.A2" office:value-type="string">
            <text:p text:style-name="P69"/>
          </table:table-cell>
          <table:table-cell table:style-name="Table11.A2" office:value-type="string">
            <text:p text:style-name="P57"/>
          </table:table-cell>
          <table:table-cell table:style-name="Table11.D2" office:value-type="string">
            <text:p text:style-name="P57"/>
          </table:table-cell>
        </table:table-row>
        <table:table-row>
          <table:table-cell table:style-name="Table11.A2" office:value-type="string">
            <text:p text:style-name="P37"/>
          </table:table-cell>
          <table:table-cell table:style-name="Table11.A2" office:value-type="string">
            <text:p text:style-name="P69"/>
          </table:table-cell>
          <table:table-cell table:style-name="Table11.A2" office:value-type="string">
            <text:p text:style-name="P57"/>
          </table:table-cell>
          <table:table-cell table:style-name="Table11.D2" office:value-type="string">
            <text:p text:style-name="P57"/>
          </table:table-cell>
        </table:table-row>
        <table:table-row>
          <table:table-cell table:style-name="Table11.A2" office:value-type="string">
            <text:p text:style-name="P58">DataChunkSize</text:p>
          </table:table-cell>
          <table:table-cell table:style-name="Table11.A2" office:value-type="string">
            <text:p text:style-name="P69">0x01<text:span text:style-name="T98">00</text:span></text:p>
          </table:table-cell>
          <table:table-cell table:style-name="Table11.A2" office:value-type="string">
            <text:p text:style-name="P58">32 bits</text:p>
          </table:table-cell>
          <table:table-cell table:style-name="Table11.D2" office:value-type="string">
            <text:p text:style-name="P58">The data chunk size in <text:span text:style-name="T97">4/8</text:span>k blocks</text:p>
          </table:table-cell>
        </table:table-row>
        <table:table-row>
          <table:table-cell table:style-name="Table11.A2" office:value-type="string">
            <text:p text:style-name="P68">Error</text:p>
          </table:table-cell>
          <table:table-cell table:style-name="Table11.A2" office:value-type="string">
            <text:p text:style-name="P69">0x0<text:span text:style-name="T98">1</text:span>0<text:span text:style-name="T98">4</text:span></text:p>
          </table:table-cell>
          <table:table-cell table:style-name="Table11.A2" office:value-type="string">
            <text:p text:style-name="P57">32 bits</text:p>
          </table:table-cell>
          <table:table-cell table:style-name="Table11.D2" office:value-type="string">
            <text:p text:style-name="P68">Information on the errors</text:p>
          </table:table-cell>
        </table:table-row>
        <table:table-row>
          <table:table-cell table:style-name="Table11.A2" office:value-type="string">
            <text:p text:style-name="P152">NumBlocks</text:p>
          </table:table-cell>
          <table:table-cell table:style-name="Table11.A2" office:value-type="string">
            <text:p text:style-name="P152">0x0108</text:p>
          </table:table-cell>
          <table:table-cell table:style-name="Table11.A2" office:value-type="string">
            <text:p text:style-name="P152">32 bits</text:p>
          </table:table-cell>
          <table:table-cell table:style-name="Table11.D2" office:value-type="string">
            <text:p text:style-name="P152">The number of blocks written</text:p>
          </table:table-cell>
        </table:table-row>
        <table:table-row>
          <table:table-cell table:style-name="Table11.A2" office:value-type="string">
            <text:p text:style-name="P154">T<text:span text:style-name="T98">imeUs</text:span></text:p>
          </table:table-cell>
          <table:table-cell table:style-name="Table11.A2" office:value-type="string">
            <text:p text:style-name="P69">0x0<text:span text:style-name="T98">10C</text:span></text:p>
          </table:table-cell>
          <table:table-cell table:style-name="Table11.A2" office:value-type="string">
            <text:p text:style-name="P58">32 bits</text:p>
          </table:table-cell>
          <table:table-cell table:style-name="Table11.D2" office:value-type="string">
            <text:p text:style-name="P154">T<text:span text:style-name="T98">he time in microseconds since the start of the capture</text:span></text:p>
          </table:table-cell>
        </table:table-row>
        <table:table-row>
          <table:table-cell table:style-name="Table11.A2" office:value-type="string">
            <text:p text:style-name="P154"/>
          </table:table-cell>
          <table:table-cell table:style-name="Table11.A2" office:value-type="string">
            <text:p text:style-name="P69"/>
          </table:table-cell>
          <table:table-cell table:style-name="Table11.A2" office:value-type="string">
            <text:p text:style-name="P58"/>
          </table:table-cell>
          <table:table-cell table:style-name="Table11.D2" office:value-type="string">
            <text:p text:style-name="P58"/>
          </table:table-cell>
        </table:table-row>
        <table:table-row>
          <table:table-cell table:style-name="Table11.A2" office:value-type="string">
            <text:p text:style-name="P61">ReadControl</text:p>
          </table:table-cell>
          <table:table-cell table:style-name="Table11.A2" office:value-type="string">
            <text:p text:style-name="P69">0x0<text:span text:style-name="T98">2</text:span>0<text:span text:style-name="T98">0</text:span></text:p>
          </table:table-cell>
          <table:table-cell table:style-name="Table11.A2" office:value-type="string">
            <text:p text:style-name="P61">32 bits</text:p>
          </table:table-cell>
          <table:table-cell table:style-name="Table11.D2" office:value-type="string">
            <text:p text:style-name="P61">Read data control</text:p>
          </table:table-cell>
        </table:table-row>
        <table:table-row>
          <table:table-cell table:style-name="Table11.A2" office:value-type="string">
            <text:p text:style-name="P61">Read<text:span text:style-name="T98">Status</text:span></text:p>
          </table:table-cell>
          <table:table-cell table:style-name="Table11.A2" office:value-type="string">
            <text:p text:style-name="P152">0x0204</text:p>
          </table:table-cell>
          <table:table-cell table:style-name="Table11.A2" office:value-type="string">
            <text:p text:style-name="P61">32 bits</text:p>
          </table:table-cell>
          <table:table-cell table:style-name="Table11.D2" office:value-type="string">
            <text:p text:style-name="P158"><text:span text:style-name="T57">Read data status</text:span></text:p>
          </table:table-cell>
        </table:table-row>
        <table:table-row>
          <table:table-cell table:style-name="Table11.A2" office:value-type="string">
            <text:p text:style-name="P62">ReadBlock</text:p>
          </table:table-cell>
          <table:table-cell table:style-name="Table11.A2" office:value-type="string">
            <text:p text:style-name="P69">0x0<text:span text:style-name="T98">208</text:span></text:p>
          </table:table-cell>
          <table:table-cell table:style-name="Table11.A2" office:value-type="string">
            <text:p text:style-name="P62">32 bits</text:p>
          </table:table-cell>
          <table:table-cell table:style-name="Table11.D2" office:value-type="string">
            <text:p text:style-name="P62">The <text:span text:style-name="T60">starting 4/8</text:span> kByte read block number</text:p>
          </table:table-cell>
        </table:table-row>
        <table:table-row>
          <table:table-cell table:style-name="Table11.A2" office:value-type="string">
            <text:p text:style-name="P37">R<text:span text:style-name="T60">eadNumBlocks</text:span></text:p>
          </table:table-cell>
          <table:table-cell table:style-name="Table11.A2" office:value-type="string">
            <text:p text:style-name="P69">0x0<text:span text:style-name="T98">20C</text:span></text:p>
          </table:table-cell>
          <table:table-cell table:style-name="Table11.A2" office:value-type="string">
            <text:p text:style-name="P57">32 bits</text:p>
          </table:table-cell>
          <table:table-cell table:style-name="Table11.D2" office:value-type="string">
            <text:p text:style-name="P57">T<text:span text:style-name="T60">he number of blocks to read</text:span></text:p>
          </table:table-cell>
        </table:table-row>
      </table:table>
      <text:p text:style-name="P5"/>
      <text:p text:style-name="P6"><text:span text:style-name="T57">The read block system will send the block data over a</text:span> AXI4-Stream interface that can be connected to a Xilinx PCIe DMA core and be read using the Linux XDMA driver.</text:p>
      <text:p text:style-name="P6"/>
      <text:h text:style-name="Heading_20_2" text:outline-level="2"><text:bookmark-start text:name="__RefHeading___Toc1213_1809817560"/>Control Register<text:bookmark-end text:name="__RefHeading___Toc1213_1809817560"/></text:h>
      <table:table table:name="Table13" table:style-name="Table13">
        <table:table-column table:style-name="Table13.A"/>
        <table:table-column table:style-name="Table13.B"/>
        <table:table-column table:style-name="Table13.C"/>
        <table:table-row>
          <table:table-cell table:style-name="Table13.A1" office:value-type="string">
            <text:p text:style-name="P131">Item</text:p>
          </table:table-cell>
          <table:table-cell table:style-name="Table13.A1" office:value-type="string">
            <text:p text:style-name="P131">Bits</text:p>
          </table:table-cell>
          <table:table-cell table:style-name="Table13.C1" office:value-type="string">
            <text:p text:style-name="P131">Notes</text:p>
          </table:table-cell>
        </table:table-row>
        <table:table-row>
          <table:table-cell table:style-name="Table13.A2" office:value-type="string">
            <text:p text:style-name="P54">R<text:span text:style-name="T66">eset</text:span></text:p>
          </table:table-cell>
          <table:table-cell table:style-name="Table13.A2" office:value-type="string">
            <text:p text:style-name="P58">0</text:p>
          </table:table-cell>
          <table:table-cell table:style-name="Table13.C2" office:value-type="string">
            <text:p text:style-name="P58">Set high to <text:span text:style-name="T62">reset/initialise</text:span> the system</text:p>
          </table:table-cell>
        </table:table-row>
        <table:table-row>
          <table:table-cell table:style-name="Table13.A2" office:value-type="string">
            <text:p text:style-name="P70">Initialise</text:p>
          </table:table-cell>
          <table:table-cell table:style-name="Table13.A2" office:value-type="string">
            <text:p text:style-name="P70">1</text:p>
          </table:table-cell>
          <table:table-cell table:style-name="Table13.C2" office:value-type="string">
            <text:p text:style-name="P70">Software drive <text:span text:style-name="T97">to start </text:span>initialisation</text:p>
          </table:table-cell>
        </table:table-row>
        <table:table-row>
          <table:table-cell table:style-name="Table13.A2" office:value-type="string">
            <text:p text:style-name="P71">DataEnable</text:p>
          </table:table-cell>
          <table:table-cell table:style-name="Table13.A2" office:value-type="string">
            <text:p text:style-name="P71">2</text:p>
          </table:table-cell>
          <table:table-cell table:style-name="Table13.C2" office:value-type="string">
            <text:p text:style-name="P71">Enable data import. When reset to 0 data import will be stopped and the <text:span text:style-name="T65">DataChunkNum </text:span>register will be incremented.</text:p>
          </table:table-cell>
        </table:table-row>
        <table:table-row>
          <table:table-cell table:style-name="Table13.A2" office:value-type="string">
            <text:p text:style-name="P63">ClearError</text:p>
          </table:table-cell>
          <table:table-cell table:style-name="Table13.A2" office:value-type="string">
            <text:p text:style-name="P71">3</text:p>
          </table:table-cell>
          <table:table-cell table:style-name="Table13.C2" office:value-type="string">
            <text:p text:style-name="P58">Set high to <text:span text:style-name="T63">clear the Error status bit</text:span></text:p>
          </table:table-cell>
        </table:table-row>
        <table:table-row>
          <table:table-cell table:style-name="Table13.A2" office:value-type="string">
            <text:p text:style-name="P63">ClearBlocksLost</text:p>
          </table:table-cell>
          <table:table-cell table:style-name="Table13.A2" office:value-type="string">
            <text:p text:style-name="P71">4</text:p>
          </table:table-cell>
          <table:table-cell table:style-name="Table13.C2" office:value-type="string">
            <text:p text:style-name="P63">Set high to clear the BlocksLost sta<text:span text:style-name="T64">t</text:span>us bit <text:span text:style-name="T99">and BlocksLost register</text:span></text:p>
          </table:table-cell>
        </table:table-row>
        <table:table-row>
          <table:table-cell table:style-name="Table13.A2" office:value-type="string">
            <text:p text:style-name="P72"/>
          </table:table-cell>
          <table:table-cell table:style-name="Table13.A2" office:value-type="string">
            <text:p text:style-name="P72"/>
          </table:table-cell>
          <table:table-cell table:style-name="Table13.C2" office:value-type="string">
            <text:p text:style-name="P64"/>
          </table:table-cell>
        </table:table-row>
        <table:table-row>
          <table:table-cell table:style-name="Table13.A2" office:value-type="string">
            <text:p text:style-name="P72"/>
          </table:table-cell>
          <table:table-cell table:style-name="Table13.A2" office:value-type="string">
            <text:p text:style-name="P72"/>
          </table:table-cell>
          <table:table-cell table:style-name="Table13.C2" office:value-type="string">
            <text:p text:style-name="P63"/>
          </table:table-cell>
        </table:table-row>
        <table:table-row>
          <table:table-cell table:style-name="Table13.A2" office:value-type="string">
            <text:p text:style-name="P65">DataChunkLocks</text:p>
          </table:table-cell>
          <table:table-cell table:style-name="Table13.A2" office:value-type="string">
            <text:p text:style-name="P65"><text:span text:style-name="T65">12</text:span>:<text:span text:style-name="T68">27</text:span></text:p>
          </table:table-cell>
          <table:table-cell table:style-name="Table13.C2" office:value-type="string">
            <text:p text:style-name="P65">Each bits locks a data chunk area for write storage. Up to <text:span text:style-name="T65">16</text:span> data chunk areas are supported <text:span text:style-name="T100">(Do we want this ?)</text:span></text:p>
          </table:table-cell>
        </table:table-row>
      </table:table>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31">Item</text:p>
          </table:table-cell>
          <table:table-cell table:style-name="Table14.A1" office:value-type="string">
            <text:p text:style-name="P131">Bits</text:p>
          </table:table-cell>
          <table:table-cell table:style-name="Table14.C1" office:value-type="string">
            <text:p text:style-name="P131">Notes</text:p>
          </table:table-cell>
        </table:table-row>
        <table:table-row>
          <table:table-cell table:style-name="Table14.A2" office:value-type="string">
            <text:p text:style-name="P78">Reset</text:p>
          </table:table-cell>
          <table:table-cell table:style-name="Table14.A2" office:value-type="string">
            <text:p text:style-name="P58">0</text:p>
          </table:table-cell>
          <table:table-cell table:style-name="Table14.C2" office:value-type="string">
            <text:p text:style-name="P60">W<text:span text:style-name="T84">hen high reset is in progress</text:span></text:p>
          </table:table-cell>
        </table:table-row>
        <text:soft-page-break/>
        <table:table-row>
          <table:table-cell table:style-name="Table14.A2" office:value-type="string">
            <text:p text:style-name="P54">I<text:span text:style-name="T61">nitialised</text:span></text:p>
          </table:table-cell>
          <table:table-cell table:style-name="Table14.A2" office:value-type="string">
            <text:p text:style-name="P71">1</text:p>
          </table:table-cell>
          <table:table-cell table:style-name="Table14.C2" office:value-type="string">
            <text:p text:style-name="P58">W<text:span text:style-name="T62">hen high the system has completed initialisation</text:span></text:p>
          </table:table-cell>
        </table:table-row>
        <table:table-row>
          <table:table-cell table:style-name="Table14.A2" office:value-type="string">
            <text:p text:style-name="P71">DataEnabled</text:p>
          </table:table-cell>
          <table:table-cell table:style-name="Table14.A2" office:value-type="string">
            <text:p text:style-name="P71">2</text:p>
          </table:table-cell>
          <table:table-cell table:style-name="Table14.C2" office:value-type="string">
            <text:p text:style-name="P71">Data import is enabled</text:p>
          </table:table-cell>
        </table:table-row>
        <table:table-row>
          <table:table-cell table:style-name="Table14.A2" office:value-type="string">
            <text:p text:style-name="P66">Error</text:p>
          </table:table-cell>
          <table:table-cell table:style-name="Table14.A2" office:value-type="string">
            <text:p text:style-name="P71">3</text:p>
          </table:table-cell>
          <table:table-cell table:style-name="Table14.C2" office:value-type="string">
            <text:p text:style-name="P66">An error has <text:span text:style-name="T63">occurred</text:span></text:p>
          </table:table-cell>
        </table:table-row>
        <table:table-row>
          <table:table-cell table:style-name="Table14.A2" office:value-type="string">
            <text:p text:style-name="P63">BlocksLost</text:p>
          </table:table-cell>
          <table:table-cell table:style-name="Table14.A2" office:value-type="string">
            <text:p text:style-name="P71">4</text:p>
          </table:table-cell>
          <table:table-cell table:style-name="Table14.C2" office:value-type="string">
            <text:p text:style-name="P63">Some data blocks have not been written correctly due to timeouts or other reasons</text:p>
          </table:table-cell>
        </table:table-row>
        <table:table-row>
          <table:table-cell table:style-name="Table14.A2" office:value-type="string">
            <text:p text:style-name="P63"/>
          </table:table-cell>
          <table:table-cell table:style-name="Table14.A2" office:value-type="string">
            <text:p text:style-name="P63"/>
          </table:table-cell>
          <table:table-cell table:style-name="Table14.C2" office:value-type="string">
            <text:p text:style-name="P63"/>
          </table:table-cell>
        </table:table-row>
        <table:table-row>
          <table:table-cell table:style-name="Table14.A2" office:value-type="string">
            <text:p text:style-name="P67">DataChunkNum</text:p>
          </table:table-cell>
          <table:table-cell table:style-name="Table14.A2" office:value-type="string">
            <text:p text:style-name="P67">8:11</text:p>
          </table:table-cell>
          <table:table-cell table:style-name="Table14.C2" office:value-type="string">
            <text:p text:style-name="P67">The current data chunk area being written to</text:p>
          </table:table-cell>
        </table:table-row>
        <table:table-row>
          <table:table-cell table:style-name="Table14.A2" office:value-type="string">
            <text:p text:style-name="P65">DataChunkLocks</text:p>
          </table:table-cell>
          <table:table-cell table:style-name="Table14.A2" office:value-type="string">
            <text:p text:style-name="P65"><text:span text:style-name="T65">12</text:span>:<text:span text:style-name="T65">27</text:span></text:p>
          </table:table-cell>
          <table:table-cell table:style-name="Table14.C2" office:value-type="string">
            <text:p text:style-name="P65">Indicates the data chunk areas that are locked for write</text:p>
          </table:table-cell>
        </table:table-row>
      </table:table>
      <text:p text:style-name="P89"/>
      <text:h text:style-name="Heading_20_2" text:outline-level="2"><text:bookmark-start text:name="__RefHeading___Toc3904_242116693"/><text:span text:style-name="T67">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32">Item</text:p>
          </table:table-cell>
          <table:table-cell table:style-name="Table15.A1" office:value-type="string">
            <text:p text:style-name="P132">Bits</text:p>
          </table:table-cell>
          <table:table-cell table:style-name="Table15.C1" office:value-type="string">
            <text:p text:style-name="P132">Notes</text:p>
          </table:table-cell>
        </table:table-row>
        <table:table-row>
          <table:table-cell table:style-name="Table15.A2" office:value-type="string">
            <text:p text:style-name="P55">R<text:span text:style-name="T67">eadEnable</text:span></text:p>
          </table:table-cell>
          <table:table-cell table:style-name="Table15.A2" office:value-type="string">
            <text:p text:style-name="P59">0</text:p>
          </table:table-cell>
          <table:table-cell table:style-name="Table15.C2" office:value-type="string">
            <text:p text:style-name="P59">Set high to <text:span text:style-name="T67">start reading data from the given block number. Set low to stop reading. Will also be set low by the hardware when the number of programmed blocks has been read</text:span></text:p>
          </table:table-cell>
        </table:table-row>
      </table:table>
      <text:h text:style-name="P148" text:outline-level="4" text:is-list-header="true"/>
      <text:h text:style-name="P142" text:outline-level="1"><text:bookmark-start text:name="__RefHeading___Toc3906_242116693"/>Testing the NvmeStorage core<text:bookmark-end text:name="__RefHeading___Toc3906_242116693"/></text:h>
      <text:p text:style-name="P118">See the NvmeStorageDesign manual for details.</text:p>
      <text:h text:style-name="Heading_20_2" text:outline-level="2"><text:bookmark-start text:name="__RefHeading___Toc3908_242116693"/>NVMe Devices<text:bookmark-end text:name="__RefHeading___Toc3908_242116693"/></text:h>
      <text:p text:style-name="P86">The NVMe devices used during the development and testing were <text:span text:style-name="T26">(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20">Version</text:p>
          </table:table-cell>
          <table:table-cell table:style-name="Table2.A1" office:value-type="string">
            <text:p text:style-name="P121">Endurance</text:p>
          </table:table-cell>
          <table:table-cell table:style-name="Table2.E1" office:value-type="string">
            <text:p text:style-name="Table_20_Heading">Notes</text:p>
          </table:table-cell>
        </table:table-row>
        <table:table-row>
          <table:table-cell table:style-name="Table2.A2" office:value-type="string">
            <text:p text:style-name="P10">Samsung</text:p>
          </table:table-cell>
          <table:table-cell table:style-name="Table2.A2" office:value-type="string">
            <text:p text:style-name="P15">970 Pro</text:p>
          </table:table-cell>
          <table:table-cell table:style-name="Table2.A2" office:value-type="string">
            <text:p text:style-name="P15"><text:span text:style-name="T18">Gen3,</text:span>1.3</text:p>
          </table:table-cell>
          <table:table-cell table:style-name="Table2.A2" office:value-type="string">
            <text:p text:style-name="P23">600 TB</text:p>
          </table:table-cell>
          <table:table-cell table:style-name="Table2.E2" office:value-type="string">
            <text:p text:style-name="P15">2.3 GBytes/s, <text:span text:style-name="T19">5.2W, </text:span>Samsung Phoenix controller</text:p>
          </table:table-cell>
        </table:table-row>
        <table:table-row>
          <table:table-cell table:style-name="Table2.A2" office:value-type="string">
            <text:p text:style-name="P10">WD</text:p>
          </table:table-cell>
          <table:table-cell table:style-name="Table2.A2" office:value-type="string">
            <text:p text:style-name="P10">Black SN750</text:p>
          </table:table-cell>
          <table:table-cell table:style-name="Table2.A2" office:value-type="string">
            <text:p text:style-name="P19">Gen3,<text:span text:style-name="T23">1.3</text:span></text:p>
          </table:table-cell>
          <table:table-cell table:style-name="Table2.A2" office:value-type="string">
            <text:p text:style-name="P18">300 TB</text:p>
          </table:table-cell>
          <table:table-cell table:style-name="Table2.E2" office:value-type="string">
            <text:p text:style-name="P14"><text:span text:style-name="T16">2.6 GBytes/s, WD </text:span>NVMe Architecture <text:span text:style-name="T22">Controller</text:span></text:p>
            <text:p text:style-name="P80">MaxPayloadSize: 512 Bytes</text:p>
            <text:p text:style-name="P80">PcieCapabilities: 0xC0</text:p>
          </table:table-cell>
        </table:table-row>
        <table:table-row>
          <table:table-cell table:style-name="Table2.A2" office:value-type="string">
            <text:p text:style-name="P11">Seagate</text:p>
          </table:table-cell>
          <table:table-cell table:style-name="Table2.A2" office:value-type="string">
            <text:p text:style-name="P11">FireCuda 520</text:p>
          </table:table-cell>
          <table:table-cell table:style-name="Table2.A2" office:value-type="string">
            <text:p text:style-name="P16">Gen4,<text:span text:style-name="T25">1.3</text:span></text:p>
          </table:table-cell>
          <table:table-cell table:style-name="Table2.A2" office:value-type="string">
            <text:p text:style-name="P17">850 TB</text:p>
          </table:table-cell>
          <table:table-cell table:style-name="Table2.E2" office:value-type="string">
            <text:p text:style-name="P26"><text:span text:style-name="T14">2.5 GBytes/s, </text:span>Phison E16 <text:span text:style-name="T24">Controller</text:span></text:p>
            <text:p text:style-name="P80">MaxPayloadSize: <text:span text:style-name="T85">256</text:span> Bytes</text:p>
            <text:p text:style-name="P80">PcieCapabilities: 0x<text:span text:style-name="T85">8</text:span>0</text:p>
          </table:table-cell>
        </table:table-row>
        <table:table-row>
          <table:table-cell table:style-name="Table2.A2" office:value-type="string">
            <text:p text:style-name="P11"/>
          </table:table-cell>
          <table:table-cell table:style-name="Table2.A2" office:value-type="string">
            <text:p text:style-name="P11"/>
          </table:table-cell>
          <table:table-cell table:style-name="Table2.A2" office:value-type="string">
            <text:p text:style-name="P16"/>
          </table:table-cell>
          <table:table-cell table:style-name="Table2.A2" office:value-type="string">
            <text:p text:style-name="P17"/>
          </table:table-cell>
          <table:table-cell table:style-name="Table2.E2" office:value-type="string">
            <text:p text:style-name="P26"/>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0">Samsung</text:p>
          </table:table-cell>
          <table:table-cell table:style-name="Table2.A2" office:value-type="string">
            <text:p text:style-name="P10">970 EVO Plus</text:p>
          </table:table-cell>
          <table:table-cell table:style-name="Table2.A2" office:value-type="string">
            <text:p text:style-name="P10"><text:span text:style-name="T15">Gen3,</text:span>1.3</text:p>
          </table:table-cell>
          <table:table-cell table:style-name="Table2.A2" office:value-type="string">
            <text:p text:style-name="P20">300 TB</text:p>
          </table:table-cell>
          <table:table-cell table:style-name="Table2.E2" office:value-type="string">
            <text:p text:style-name="P14"><text:span text:style-name="T13">3.2 GByes/s, 9W, </text:span>Samsung Phoenix controller</text:p>
          </table:table-cell>
        </table:table-row>
        <table:table-row>
          <table:table-cell table:style-name="Table2.A2" office:value-type="string">
            <text:p text:style-name="P12">Seagate</text:p>
          </table:table-cell>
          <table:table-cell table:style-name="Table2.A2" office:value-type="string">
            <text:p text:style-name="P12">BarraCuda 510</text:p>
          </table:table-cell>
          <table:table-cell table:style-name="Table2.A2" office:value-type="string">
            <text:p text:style-name="P21">Gen3,1.3</text:p>
          </table:table-cell>
          <table:table-cell table:style-name="Table2.A2" office:value-type="string">
            <text:p text:style-name="P22">320 TB</text:p>
          </table:table-cell>
          <table:table-cell table:style-name="Table2.E2" office:value-type="string">
            <text:p text:style-name="P12">2.1 GBytes/s, <text:span text:style-name="T17">4.6W, Phison E12 Controller</text:span></text:p>
          </table:table-cell>
        </table:table-row>
        <text:soft-page-break/>
        <table:table-row>
          <table:table-cell table:style-name="Table2.A2" office:value-type="string">
            <text:p text:style-name="P13">Corsair</text:p>
          </table:table-cell>
          <table:table-cell table:style-name="Table2.A2" office:value-type="string">
            <text:p text:style-name="P13">Force MP510</text:p>
          </table:table-cell>
          <table:table-cell table:style-name="Table2.A2" office:value-type="string">
            <text:p text:style-name="P24">Gen3,<text:span text:style-name="T20">1.3</text:span></text:p>
          </table:table-cell>
          <table:table-cell table:style-name="Table2.A2" office:value-type="string">
            <text:p text:style-name="P25">800 TB</text:p>
          </table:table-cell>
          <table:table-cell table:style-name="Table2.E2" office:value-type="string">
            <text:p text:style-name="P13">2 GBytes/s, <text:span text:style-name="T21">4.8W, Phison E12 Controller</text:span></text:p>
          </table:table-cell>
        </table:table-row>
      </table:table>
      <text:p text:style-name="P86"/>
      <text:p text:style-name="P87"><text:span text:style-name="T26">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2116093685" text:style-name="L2">
        <text:list-item>
          <text:p text:style-name="P162">When running at full data rate these device could use around 25 Watt’s of heat, so cooling systems will need to be implemented.</text:p>
        </text:list-item>
      </text:list>
      <text:h text:style-name="Heading_20_2" text:outline-level="2" text:is-list-header="true"/>
      <text:p text:style-name="P8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2</text:page-number></text:span><text:span text:style-name="MT1"><text:s/>of </text:span><text:span text:style-name="MT1"><text:page-count>12</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06T16:00:52.247997476</dc:date>
    <meta:editing-duration>PT11H20M51S</meta:editing-duration>
    <meta:editing-cycles>145</meta:editing-cycles>
    <meta:generator>LibreOffice/6.3.5.2$Linux_X86_64 LibreOffice_project/30$Build-2</meta:generator>
    <dc:creator>Terry Barnaby</dc:creator>
    <meta:document-statistic meta:table-count="18" meta:image-count="0" meta:object-count="3" meta:page-count="12" meta:paragraph-count="481" meta:word-count="3217" meta:character-count="18151" meta:non-whitespace-character-count="15427"/>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3.87cm" svg:y1="8.024cm" svg:x2="8.77cm" svg:y2="8.024cm">
          <text:p text:style-name="P5">Read 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2" draw:text-style-name="P3" draw:layer="layout" svg:x1="3.8cm" svg:y1="5.2cm" svg:x2="8.9cm" svg:y2="5.2cm">
          <text:p text:style-name="P2">Control lines</text:p>
        </draw:line>
        <draw:line draw:style-name="gr2" draw:text-style-name="P6" draw:layer="layout" svg:x1="1.4cm" svg:y1="9cm" svg:x2="8.9cm" svg:y2="9cm">
          <text:p text:style-name="P2"><text:span text:style-name="T1">Optional write command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